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4.14pt"/>
    </style:style>
    <style:style style:name="co2" style:family="table-column">
      <style:table-column-properties fo:break-before="auto" style:column-width="95.16pt"/>
    </style:style>
    <style:style style:name="co3" style:family="table-column">
      <style:table-column-properties fo:break-before="auto" style:column-width="117.55pt"/>
    </style:style>
    <style:style style:name="co4" style:family="table-column">
      <style:table-column-properties fo:break-before="auto" style:column-width="86.71pt"/>
    </style:style>
    <style:style style:name="co5" style:family="table-column">
      <style:table-column-properties fo:break-before="auto" style:column-width="75.09pt"/>
    </style:style>
    <style:style style:name="co6" style:family="table-column">
      <style:table-column-properties fo:break-before="auto" style:column-width="51.14pt"/>
    </style:style>
    <style:style style:name="co7" style:family="table-column">
      <style:table-column-properties fo:break-before="auto" style:column-width="93.66pt"/>
    </style:style>
    <style:style style:name="co8" style:family="table-column">
      <style:table-column-properties fo:break-before="auto" style:column-width="63.16pt"/>
    </style:style>
    <style:style style:name="co9" style:family="table-column">
      <style:table-column-properties fo:break-before="auto" style:column-width="57.26pt"/>
    </style:style>
    <style:style style:name="co10" style:family="table-column">
      <style:table-column-properties fo:break-before="auto" style:column-width="29.31pt"/>
    </style:style>
    <style:style style:name="co11" style:family="table-column">
      <style:table-column-properties fo:break-before="auto" style:column-width="45.69pt"/>
    </style:style>
    <style:style style:name="co12" style:family="table-column">
      <style:table-column-properties fo:break-before="auto" style:column-width="57.06pt"/>
    </style:style>
    <style:style style:name="co13" style:family="table-column">
      <style:table-column-properties fo:break-before="auto" style:column-width="605.99pt"/>
    </style:style>
    <style:style style:name="co14" style:family="table-column">
      <style:table-column-properties fo:break-before="auto" style:column-width="48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102.19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124.61pt" fo:break-before="auto" style:use-optimal-row-height="true"/>
    </style:style>
    <style:style style:name="ro8" style:family="table-row">
      <style:table-row-properties style:row-height="180.54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79.85pt" fo:break-before="auto" style:use-optimal-row-height="true"/>
    </style:style>
    <style:style style:name="ta1" style:family="table" style:master-page-name="PageStyle_5f_Lis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3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order="0.06pt solid #000000"/>
      <style:map style:condition="is-true-formula([.$E9]=1)" style:apply-style-name="Good" style:base-cell-address="List.A9"/>
      <style:map style:condition="is-true-formula([.$E9]=0)" style:apply-style-name="Bad" style:base-cell-address="List.A9"/>
    </style:style>
    <style:style style:name="ce7" style:family="table-cell" style:parent-style-name="Default" style:data-style-name="N3"/>
    <style:style style:name="ce8" style:family="table-cell" style:parent-style-name="Default" style:data-style-name="N99">
      <style:table-cell-properties fo:border="0.06pt solid #000000"/>
      <style:map style:condition="is-true-formula([.$E9]=1)" style:apply-style-name="Good" style:base-cell-address="List.A9"/>
      <style:map style:condition="is-true-formula([.$E9]=0)" style:apply-style-name="Bad" style:base-cell-address="List.A9"/>
    </style:style>
    <style:style style:name="ce11" style:family="table-cell" style:parent-style-name="Default" style:data-style-name="N3">
      <style:table-cell-properties fo:background-color="#c0c0c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13" style:family="table-cell" style:parent-style-name="Default" style:data-style-name="N3">
      <style:table-cell-properties fo:background-color="#c0c0c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is-true-formula([.$E9]=1)" style:apply-style-name="Good" style:base-cell-address="List.A9"/>
      <style:map style:condition="is-true-formula([.$E9]=0)" style:apply-style-name="Bad" style:base-cell-address="List.A9"/>
    </style:style>
    <style:style style:name="ce20" style:family="table-cell" style:parent-style-name="Default" style:data-style-name="N128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128">
      <style:table-cell-properties fo:background-color="#c0c0c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 style:data-style-name="N128">
      <style:table-cell-properties style:text-align-source="fix" style:repeat-content="false" fo:border="0.06pt solid #000000"/>
      <style:paragraph-properties fo:text-align="center" fo:margin-left="0pt"/>
      <style:map style:condition="is-true-formula([.$E9]=1)" style:apply-style-name="Good" style:base-cell-address="List.A9"/>
      <style:map style:condition="is-true-formula([.$E9]=0)" style:apply-style-name="Bad" style:base-cell-address="List.A9"/>
    </style:style>
    <style:style style:name="ce26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E9]=1)" style:apply-style-name="Good" style:base-cell-address="List.A9"/>
      <style:map style:condition="is-true-formula([.$E9]=0)" style:apply-style-name="Bad" style:base-cell-address="List.A9"/>
    </style:style>
    <style:style style:name="ce28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fo:wrap-option="wrap" fo:border="0.06pt solid #000000"/>
      <style:map style:condition="is-true-formula([.$E9]=1)" style:apply-style-name="Good" style:base-cell-address="List.A9"/>
      <style:map style:condition="is-true-formula([.$E9]=0)" style:apply-style-name="Bad" style:base-cell-address="List.A9"/>
    </style:style>
    <style:style style:name="ce57" style:family="table-cell" style:parent-style-name="Default">
      <style:table-cell-properties fo:wrap-option="wrap" fo:border="0.06pt solid #000000" style:vertical-align="top"/>
      <style:map style:condition="is-true-formula([.$E9]=1)" style:apply-style-name="Good" style:base-cell-address="List.A9"/>
      <style:map style:condition="is-true-formula([.$E9]=0)" style:apply-style-name="Bad" style:base-cell-address="List.A9"/>
    </style:style>
    <style:style style:name="ce58" style:family="table-cell" style:parent-style-name="Default" style:data-style-name="N104">
      <style:table-cell-properties fo:wrap-option="wrap" fo:border="0.06pt solid #000000" style:vertical-align="top"/>
      <style:map style:condition="is-true-formula([.$E9]=1)" style:apply-style-name="Good" style:base-cell-address="List.A9"/>
      <style:map style:condition="is-true-formula([.$E9]=0)" style:apply-style-name="Bad" style:base-cell-address="List.A9"/>
    </style:style>
    <style:style style:name="ce59" style:family="table-cell" style:parent-style-name="Default">
      <style:table-cell-properties fo:wrap-option="wrap" fo:border="0.06pt solid #000000" style:vertical-align="middle"/>
      <style:map style:condition="is-true-formula([.$E9]=1)" style:apply-style-name="Good" style:base-cell-address="List.A9"/>
      <style:map style:condition="is-true-formula([.$E9]=0)" style:apply-style-name="Bad" style:base-cell-address="List.A9"/>
    </style:style>
    <style:style style:name="ce1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Li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7"/>
        <table:table-column table:style-name="co4" table:default-cell-style-name="ce16"/>
        <table:table-column table:style-name="co5" table:default-cell-style-name="ce18"/>
        <table:table-column table:style-name="co6" table:default-cell-style-name="ce18"/>
        <table:table-column table:style-name="co7" table:number-columns-repeated="2" table:default-cell-style-name="ce20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visibility="collapse" table:default-cell-style-name="Default"/>
        <table:table-column table:style-name="co13" table:default-cell-style-name="Default"/>
        <table:table-column table:style-name="co14" table:number-columns-repeated="1008" table:default-cell-style-name="Default"/>
        <table:table-row table:style-name="ro1">
          <table:table-cell office:value-type="string" calcext:value-type="string">
            <text:p>List of MCUs selection: 143 items. Database version: Wed Dec 09 12:22:40 EST 202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(1): STM32CubeMX listed as pin-compatible (with JTAG, USB, OSC, and OSC32 peripherals selecte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): STM32CubeMX listed as pin-compatible (with only SWD peripheral selecte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3): Pinouts listed in the respective datasheets appeared to be pin-compatible (to me), with some not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:</text:p>
          </table:table-cell>
          <table:table-cell/>
          <table:table-cell table:style-name="ce7" table:formula="of:=SUM([.C9:.C171])" office:value-type="float" office:value="14" calcext:value-type="float">
            <text:p>14</text:p>
          </table:table-cell>
          <table:table-cell table:style-name="ce7" table:formula="of:=SUM([.D9:.D171])" office:value-type="float" office:value="32" calcext:value-type="float">
            <text:p>32</text:p>
          </table:table-cell>
          <table:table-cell table:formula="of:=SUM([.E9:.E171])" office:value-type="float" office:value="125" calcext:value-type="float">
            <text:p>125</text:p>
          </table:table-cell>
          <table:table-cell table:style-name="ce7" table:formula="of:=SUM([.F9:.F171])" office:value-type="float" office:value="74" calcext:value-type="float">
            <text:p>74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art No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Pin compatible (1)?</text:p>
          </table:table-cell>
          <table:table-cell table:style-name="ce3" office:value-type="string" calcext:value-type="string">
            <text:p>Pin compatible (2)?</text:p>
          </table:table-cell>
          <table:table-cell table:style-name="ce11" office:value-type="string" calcext:value-type="string">
            <text:p>Pin compatible (3)?</text:p>
          </table:table-cell>
          <table:table-cell table:style-name="ce13" office:value-type="string" calcext:value-type="string">
            <text:p>On JLCPCB?</text:p>
          </table:table-cell>
          <table:table-cell table:style-name="ce3" office:value-type="string" calcext:value-type="string">
            <text:p>Part status</text:p>
          </table:table-cell>
          <table:table-cell table:style-name="ce3" office:value-type="string" calcext:value-type="string">
            <text:p>Stock</text:p>
          </table:table-cell>
          <table:table-cell table:style-name="ce22" office:value-type="string" calcext:value-type="string">
            <text:p>Price @ Qty: 1</text:p>
          </table:table-cell>
          <table:table-cell table:style-name="ce22" office:value-type="string" calcext:value-type="string">
            <text:p>Price @ Qty: 10</text:p>
          </table:table-cell>
          <table:table-cell table:style-name="ce3" office:value-type="string" calcext:value-type="string">
            <text:p>Flash</text:p>
          </table:table-cell>
          <table:table-cell table:style-name="ce3" office:value-type="string" calcext:value-type="string">
            <text:p>RAM</text:p>
          </table:table-cell>
          <table:table-cell table:style-name="ce3" office:value-type="string" calcext:value-type="string">
            <text:p>IO</text:p>
          </table:table-cell>
          <table:table-cell table:style-name="ce3" office:value-type="string" calcext:value-type="string">
            <text:p>Freq.</text:p>
          </table:table-cell>
          <table:table-cell table:style-name="ce26" office:value-type="string" calcext:value-type="string">
            <text:p>DES/TDES</text:p>
          </table:table-cell>
          <table:table-cell table:style-name="ce28" office:value-type="string" calcext:value-type="string">
            <text:p>Notes</text:p>
          </table:table-cell>
          <table:table-cell table:style-name="ce1" table:number-columns-repeated="1008"/>
        </table:table-row>
        <table:table-row table:style-name="ro2">
          <table:table-cell table:style-name="ce6" office:value-type="string" calcext:value-type="string">
            <text:p>GD32E230C8T6</text:p>
          </table:table-cell>
          <table:table-cell table:style-name="ce6" office:value-type="string" calcext:value-type="string">
            <text:p>GigaDevice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7159" calcext:value-type="float">
            <text:p>7159</text:p>
          </table:table-cell>
          <table:table-cell table:style-name="ce24" office:value-type="currency" office:currency="USD" office:value="0.7985" calcext:value-type="currency">
            <text:p>$0.7985</text:p>
          </table:table-cell>
          <table:table-cell table:style-name="ce24" office:value-type="currency" office:currency="USD" office:value="0.6137" calcext:value-type="currency">
            <text:p>$0.6137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8 kBytes</text:p>
          </table:table-cell>
          <table:table-cell table:style-name="ce6"/>
          <table:table-cell table:style-name="ce6" office:value-type="string" calcext:value-type="string">
            <text:p>72 MHz</text:p>
          </table:table-cell>
          <table:table-cell table:style-name="ce6"/>
          <table:table-cell table:style-name="ce6" office:value-type="string" calcext:value-type="string">
            <text:p>Cortex-M23 instead of Cortex-M3</text:p>
            <text:p>Pin 1: “VBAT” on F103 becomes “VDD” (requires shorting resistor/solder blob on R2);</text:p>
            <text:p>Pin 35: “VSS on F103 becomes “PF6” (unusable as GPIO);</text:p>
            <text:p>Pin 36: “VDD” on F103 becomes “PF7” (unusable as GPIO); </text:p>
            <text:p>No BOOT1; No USB; No JTAG; No SWO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STM32F030C6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0.9591" calcext:value-type="currency">
            <text:p>$0.9591</text:p>
          </table:table-cell>
          <table:table-cell table:style-name="ce24" office:value-type="currency" office:currency="USD" office:value="0.694" calcext:value-type="currency">
            <text:p>$0.6940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4 kBytes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DD” on F030 (requires shorting resistor/solder blob on R2); </text:p>
            <text:p>Pin 10: “PA0-WKUP” on F103 becomes “PA0” on F030 (loss of wake-up pin; no hardware changes required); </text:p>
            <text:p>Pin 35: “VSS on F103 becomes “PF6” on F030 (unusable as GPIO); </text:p>
            <text:p>Pin 36: “VDD” on F103 becomes “PF7” on F030 (unusable as GPIO); </text:p>
            <text:p>No BOOT1; No USB; No JTAG; No SWO</text:p>
          </table:table-cell>
          <table:table-cell table:number-columns-repeated="1008"/>
        </table:table-row>
        <table:table-row table:style-name="ro3">
          <table:table-cell table:style-name="ce6" office:value-type="string" calcext:value-type="string">
            <text:p>GD32F130C6T6</text:p>
          </table:table-cell>
          <table:table-cell table:style-name="ce6" office:value-type="string" calcext:value-type="string">
            <text:p>GigaDevice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1413" calcext:value-type="float">
            <text:p>1413</text:p>
          </table:table-cell>
          <table:table-cell table:number-columns-repeated="2" table:style-name="ce24" office:value-type="currency" office:currency="USD" office:value="0.8607" calcext:value-type="currency">
            <text:p>$0.8607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4 kBytes</text:p>
          </table:table-cell>
          <table:table-cell table:style-name="ce6"/>
          <table:table-cell table:style-name="ce6" office:value-type="string" calcext:value-type="string">
            <text:p>48 MHz</text:p>
          </table:table-cell>
          <table:table-cell table:style-name="ce6"/>
          <table:table-cell table:style-name="ce6" office:value-type="string" calcext:value-type="string">
            <text:p>Pin 35: “VSS on F103 becomes “PF6” (unusable as GPIO);</text:p>
            <text:p>Pin 36: “VDD” on F103 becomes “PF7” (unusable as GPIO);</text:p>
            <text:p>No BOOT1; No USB; No JTAG; No SWO</text:p>
          </table:table-cell>
          <table:table-cell table:number-columns-repeated="1008"/>
        </table:table-row>
        <table:table-row table:style-name="ro4">
          <table:table-cell table:style-name="ce6" office:value-type="string" calcext:value-type="string">
            <text:p>GD32E231C8T6</text:p>
          </table:table-cell>
          <table:table-cell table:style-name="ce6" office:value-type="string" calcext:value-type="string">
            <text:p>GigaDevice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1294" calcext:value-type="float">
            <text:p>1294</text:p>
          </table:table-cell>
          <table:table-cell table:style-name="ce24" office:value-type="currency" office:currency="USD" office:value="1.1485" calcext:value-type="currency">
            <text:p>$1.1485</text:p>
          </table:table-cell>
          <table:table-cell table:style-name="ce24" office:value-type="currency" office:currency="USD" office:value="0.8834" calcext:value-type="currency">
            <text:p>$0.8834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8 kBytes</text:p>
          </table:table-cell>
          <table:table-cell table:style-name="ce6"/>
          <table:table-cell table:style-name="ce6" office:value-type="string" calcext:value-type="string">
            <text:p>72 MHz</text:p>
          </table:table-cell>
          <table:table-cell table:style-name="ce6"/>
          <table:table-cell table:style-name="ce6" office:value-type="string" calcext:value-type="string">
            <text:p>Cortex-M23 instead of Cortex-M3</text:p>
            <text:p>Pin 1: “VBAT” on F103 becomes “OSC32-IN” (loss of VBAT functionality; loss of OSC32 functionality);</text:p>
            <text:p>Pin 2: “PC13” on F103 becomes “OSC32-OUT” (unusable as GPIO; loss of OSC32 functionality)</text:p>
            <text:p>Pin 3: “OSC32-IN” on F103 becomes “OSC-IN” (precludes use of 32 kHz oscillator input);</text:p>
            <text:p>Pin 4: “OSC32-OUT” on F103 becomes “OSC-OUT” (precludes use of 32 kHz oscillator input);</text:p>
            <text:p>Pin 35: “VSS on F103 becomes “PF6” (unusable as GPIO);</text:p>
            <text:p>Pin 36: “VDD” on F103 becomes “PF7” (unusable as GPIO);</text:p>
            <text:p>No BOOT1; No USB; No JTAG; No SWO </text:p>
            <text:p>Appears to have internal op-amps</text:p>
          </table:table-cell>
          <table:table-cell table:number-columns-repeated="1008"/>
        </table:table-row>
        <table:table-row table:style-name="ro3">
          <table:table-cell table:style-name="ce6" office:value-type="string" calcext:value-type="string">
            <text:p>GD32F130C8T6</text:p>
          </table:table-cell>
          <table:table-cell table:style-name="ce6" office:value-type="string" calcext:value-type="string">
            <text:p>GigaDevice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15" calcext:value-type="float">
            <text:p>15</text:p>
          </table:table-cell>
          <table:table-cell table:number-columns-repeated="2" table:style-name="ce24" office:value-type="currency" office:currency="USD" office:value="0.8849" calcext:value-type="currency">
            <text:p>$0.8849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8 kBytes</text:p>
          </table:table-cell>
          <table:table-cell table:style-name="ce6"/>
          <table:table-cell table:style-name="ce6" office:value-type="string" calcext:value-type="string">
            <text:p>48 MHz</text:p>
          </table:table-cell>
          <table:table-cell table:style-name="ce6"/>
          <table:table-cell table:style-name="ce6" office:value-type="string" calcext:value-type="string">
            <text:p>Pin 35: “VSS on F103 becomes “PF6” (unusable as GPIO);</text:p>
            <text:p>Pin 36: “VDD” on F103 becomes “PF7” (unusable as GPIO);</text:p>
            <text:p>No BOOT1; No USB; No JTAG; No SWO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GD32F330C6T6</text:p>
          </table:table-cell>
          <table:table-cell table:style-name="ce6" office:value-type="string" calcext:value-type="string">
            <text:p>GigaDevice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1492" calcext:value-type="float">
            <text:p>1492</text:p>
          </table:table-cell>
          <table:table-cell table:number-columns-repeated="2" table:style-name="ce24" office:value-type="currency" office:currency="USD" office:value="0.8997" calcext:value-type="currency">
            <text:p>$0.8997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4 kBytes</text:p>
          </table:table-cell>
          <table:table-cell table:style-name="ce6"/>
          <table:table-cell table:style-name="ce6" office:value-type="string" calcext:value-type="string">
            <text:p>84 MHz</text:p>
          </table:table-cell>
          <table:table-cell table:style-name="ce6"/>
          <table:table-cell table:style-name="ce6" office:value-type="string" calcext:value-type="string">
            <text:p>Cortex-M4 instead of Cortex-M3</text:p>
            <text:p>Pin 35: “VSS on F103 becomes “PF6” (unusable as GPIO);</text:p>
            <text:p>Pin 36: “VDD” on F103 becomes “PF7” (unusable as GPIO);</text:p>
            <text:p>No BOOT1; No USB; No JTAG; No SWO</text:p>
          </table:table-cell>
          <table:table-cell table:number-columns-repeated="1008"/>
        </table:table-row>
        <table:table-row table:style-name="ro3">
          <table:table-cell table:style-name="ce6" office:value-type="string" calcext:value-type="string">
            <text:p>STM32L010C6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1.2455" calcext:value-type="currency">
            <text:p>$1.2455</text:p>
          </table:table-cell>
          <table:table-cell table:style-name="ce24" office:value-type="currency" office:currency="USD" office:value="0.9182" calcext:value-type="currency">
            <text:p>$0.9182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PC0” on L010 (no degradation); </text:p>
            <text:p>Pin 10: “PA0-WKUP” on F103 becomes “PA0” on L010 (loss of wake-up pin; no hardware changes required); </text:p>
            <text:p>No BOOT1; No USB; No JTAG; No SWO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GD32F330C8T6</text:p>
          </table:table-cell>
          <table:table-cell table:style-name="ce6" office:value-type="string" calcext:value-type="string">
            <text:p>GigaDevice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546" calcext:value-type="float">
            <text:p>546</text:p>
          </table:table-cell>
          <table:table-cell table:number-columns-repeated="2" table:style-name="ce24" office:value-type="currency" office:currency="USD" office:value="0.9499" calcext:value-type="currency">
            <text:p>$0.9499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8 kBytes</text:p>
          </table:table-cell>
          <table:table-cell table:style-name="ce6"/>
          <table:table-cell table:style-name="ce6" office:value-type="string" calcext:value-type="string">
            <text:p>84 MHz</text:p>
          </table:table-cell>
          <table:table-cell table:style-name="ce6"/>
          <table:table-cell table:style-name="ce6" office:value-type="string" calcext:value-type="string">
            <text:p>Cortex-M4 instead of Cortex-M3</text:p>
            <text:p>Pin 35: “VSS on F103 becomes “PF6” (unusable as GPIO);</text:p>
            <text:p>Pin 36: “VDD” on F103 becomes “PF7” (unusable as GPIO);</text:p>
            <text:p>No BOOT1; No USB; No JTAG; No SWO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STM32F031C6TR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153" calcext:value-type="float">
            <text:p>153</text:p>
          </table:table-cell>
          <table:table-cell table:style-name="ce24" office:value-type="currency" office:currency="USD" office:value="1.294" calcext:value-type="currency">
            <text:p>$1.2940</text:p>
          </table:table-cell>
          <table:table-cell table:style-name="ce24" office:value-type="currency" office:currency="USD" office:value="0.9728" calcext:value-type="currency">
            <text:p>$0.9728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4 kBytes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48 MHz</text:p>
          </table:table-cell>
          <table:table-cell table:style-name="ce54"/>
          <table:table-cell table:style-name="ce56" office:value-type="string" calcext:value-type="string">
            <text:p>Pin 10: “PA0-WKUP” on F103 becomes “PA0” on F031 (loss of wake-up pin; no hardware changes required); </text:p>
            <text:p>Pin 35: “VSS on F103 becomes “PF6” on F031 (unusable as GPIO); </text:p>
            <text:p>Pin 36: “VDD” on F103 becomes “PF7” on F031 (unusable as GPIO); </text:p>
            <text:p>No BOOT1; No USB; No JTAG; No SWO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GD32F330CBT6</text:p>
          </table:table-cell>
          <table:table-cell table:style-name="ce6" office:value-type="string" calcext:value-type="string">
            <text:p>GigaDevice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1212" calcext:value-type="float">
            <text:p>1212</text:p>
          </table:table-cell>
          <table:table-cell table:number-columns-repeated="2" table:style-name="ce24" office:value-type="currency" office:currency="USD" office:value="1.0182" calcext:value-type="currency">
            <text:p>$1.0182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16 kBytes</text:p>
          </table:table-cell>
          <table:table-cell table:style-name="ce6"/>
          <table:table-cell table:style-name="ce6" office:value-type="string" calcext:value-type="string">
            <text:p>84 MHz</text:p>
          </table:table-cell>
          <table:table-cell table:style-name="ce6"/>
          <table:table-cell table:style-name="ce6" office:value-type="string" calcext:value-type="string">
            <text:p>Cortex-M4 instead of Cortex-M3</text:p>
            <text:p>Pin 35: “VSS on F103 becomes “PF6” (unusable as GPIO);</text:p>
            <text:p>Pin 36: “VDD” on F103 becomes “PF7” (unusable as GPIO);</text:p>
            <text:p>No BOOT1; No USB; No JTAG; No SWO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GD32F150C6T6</text:p>
          </table:table-cell>
          <table:table-cell table:style-name="ce6" office:value-type="string" calcext:value-type="string">
            <text:p>GigaDevice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2007" calcext:value-type="float">
            <text:p>2007</text:p>
          </table:table-cell>
          <table:table-cell table:number-columns-repeated="2" table:style-name="ce24" office:value-type="currency" office:currency="USD" office:value="1.0255" calcext:value-type="currency">
            <text:p>$1.0255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6 kBytes</text:p>
          </table:table-cell>
          <table:table-cell table:style-name="ce6"/>
          <table:table-cell table:style-name="ce6" office:value-type="string" calcext:value-type="string">
            <text:p>72 MHz</text:p>
          </table:table-cell>
          <table:table-cell table:style-name="ce6"/>
          <table:table-cell table:style-name="ce6" office:value-type="string" calcext:value-type="string">
            <text:p>Pin 35: “VSS on F103 becomes “PF6” (unusable as GPIO);</text:p>
            <text:p>Pin 36: “VDD” on F103 becomes “PF7” (unusable as GPIO);</text:p>
            <text:p>No BOOT1; No JTAG; No SWO</text:p>
            <text:p>Includes cap touch peripheral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GD32F150C8T6</text:p>
          </table:table-cell>
          <table:table-cell table:style-name="ce6" office:value-type="string" calcext:value-type="string">
            <text:p>GigaDevice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1468" calcext:value-type="float">
            <text:p>1468</text:p>
          </table:table-cell>
          <table:table-cell table:number-columns-repeated="2" table:style-name="ce24" office:value-type="currency" office:currency="USD" office:value="1.044" calcext:value-type="currency">
            <text:p>$1.0440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8 kBytes</text:p>
          </table:table-cell>
          <table:table-cell table:style-name="ce6"/>
          <table:table-cell table:style-name="ce6" office:value-type="string" calcext:value-type="string">
            <text:p>72 MHz</text:p>
          </table:table-cell>
          <table:table-cell table:style-name="ce6"/>
          <table:table-cell table:style-name="ce6" office:value-type="string" calcext:value-type="string">
            <text:p>Pin 35: “VSS on F103 becomes “PF6” (unusable as GPIO);</text:p>
            <text:p>Pin 36: “VDD” on F103 becomes “PF7” (unusable as GPIO);</text:p>
            <text:p>No BOOT1; No JTAG; No SWO</text:p>
            <text:p>Includes cap touch peripheral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GD32F350C6T6</text:p>
          </table:table-cell>
          <table:table-cell table:style-name="ce6" office:value-type="string" calcext:value-type="string">
            <text:p>GigaDevice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1497" calcext:value-type="float">
            <text:p>1497</text:p>
          </table:table-cell>
          <table:table-cell table:number-columns-repeated="2" table:style-name="ce24" office:value-type="currency" office:currency="USD" office:value="1.0449" calcext:value-type="currency">
            <text:p>$1.0449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6 kBytes</text:p>
          </table:table-cell>
          <table:table-cell table:style-name="ce6"/>
          <table:table-cell table:style-name="ce6" office:value-type="string" calcext:value-type="string">
            <text:p>108 MHz</text:p>
          </table:table-cell>
          <table:table-cell table:style-name="ce6"/>
          <table:table-cell table:style-name="ce6" office:value-type="string" calcext:value-type="string">
            <text:p>Cortex-M4 instead of Cortex-M3</text:p>
            <text:p>Pin 35: “VSS on F103 becomes “PF6” (unusable as GPIO);</text:p>
            <text:p>Pin 36: “VDD” on F103 becomes “PF7” (unusable as GPIO);</text:p>
            <text:p>No BOOT1; No JTAG; No SWO</text:p>
            <text:p>Includes cap touch peripheral 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GD32F350C8T6</text:p>
          </table:table-cell>
          <table:table-cell table:style-name="ce6" office:value-type="string" calcext:value-type="string">
            <text:p>GigaDevice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1358" calcext:value-type="float">
            <text:p>1358</text:p>
          </table:table-cell>
          <table:table-cell table:number-columns-repeated="2" table:style-name="ce24" office:value-type="currency" office:currency="USD" office:value="1.1114" calcext:value-type="currency">
            <text:p>$1.1114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8 kBytes</text:p>
          </table:table-cell>
          <table:table-cell table:style-name="ce6"/>
          <table:table-cell table:style-name="ce6" office:value-type="string" calcext:value-type="string">
            <text:p>108 MHz</text:p>
          </table:table-cell>
          <table:table-cell table:style-name="ce6"/>
          <table:table-cell table:style-name="ce6" office:value-type="string" calcext:value-type="string">
            <text:p>Cortex-M4 instead of Cortex-M3</text:p>
            <text:p>Pin 35: “VSS on F103 becomes “PF6” (unusable as GPIO);</text:p>
            <text:p>Pin 36: “VDD” on F103 becomes “PF7” (unusable as GPIO);</text:p>
            <text:p>No BOOT1; No JTAG; No SWO</text:p>
            <text:p>Includes cap touch peripheral 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GD32E103CBT6</text:p>
          </table:table-cell>
          <table:table-cell table:style-name="ce6" office:value-type="string" calcext:value-type="string">
            <text:p>GigaDevice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1.494" calcext:value-type="currency">
            <text:p>$1.4940</text:p>
          </table:table-cell>
          <table:table-cell table:style-name="ce24" office:value-type="currency" office:currency="USD" office:value="1.1485" calcext:value-type="currency">
            <text:p>$1.1485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32 kBytes</text:p>
          </table:table-cell>
          <table:table-cell table:style-name="ce6"/>
          <table:table-cell table:style-name="ce6" office:value-type="string" calcext:value-type="string">
            <text:p>108 MHz</text:p>
          </table:table-cell>
          <table:table-cell table:style-name="ce6"/>
          <table:table-cell table:style-name="ce6" office:value-type="string" calcext:value-type="string">
            <text:p>Cortex-M4 instead of Cortex-M3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GD32F101CBT6</text:p>
          </table:table-cell>
          <table:table-cell table:style-name="ce6" office:value-type="string" calcext:value-type="string">
            <text:p>GigaDevice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1297" calcext:value-type="float">
            <text:p>1297</text:p>
          </table:table-cell>
          <table:table-cell table:number-columns-repeated="2" table:style-name="ce24" office:value-type="currency" office:currency="USD" office:value="1.1743" calcext:value-type="currency">
            <text:p>$1.1743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16 kBytes</text:p>
          </table:table-cell>
          <table:table-cell table:style-name="ce6"/>
          <table:table-cell table:style-name="ce6" office:value-type="string" calcext:value-type="string">
            <text:p>56 MHz</text:p>
          </table:table-cell>
          <table:table-cell table:style-name="ce6"/>
          <table:table-cell table:style-name="ce6" office:value-type="string" calcext:value-type="string">
            <text:p>No USB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GD32E103C8T6</text:p>
          </table:table-cell>
          <table:table-cell table:style-name="ce6" office:value-type="string" calcext:value-type="string">
            <text:p>GigaDevice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24" office:value-type="currency" office:currency="USD" office:value="1.2244" calcext:value-type="currency">
            <text:p>$1.2244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20 kBytes</text:p>
          </table:table-cell>
          <table:table-cell table:style-name="ce6"/>
          <table:table-cell table:style-name="ce6" office:value-type="string" calcext:value-type="string">
            <text:p>120 MHz</text:p>
          </table:table-cell>
          <table:table-cell table:style-name="ce6"/>
          <table:table-cell table:style-name="ce6" office:value-type="string" calcext:value-type="string">
            <text:p>Cortex-M4 instead of Cortex-M3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GD32F350CBT6</text:p>
          </table:table-cell>
          <table:table-cell table:style-name="ce6" office:value-type="string" calcext:value-type="string">
            <text:p>GigaDevice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982" calcext:value-type="float">
            <text:p>982</text:p>
          </table:table-cell>
          <table:table-cell table:number-columns-repeated="2" table:style-name="ce24" office:value-type="currency" office:currency="USD" office:value="1.2338" calcext:value-type="currency">
            <text:p>$1.2338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16 kBytes</text:p>
          </table:table-cell>
          <table:table-cell table:style-name="ce6"/>
          <table:table-cell table:style-name="ce6" office:value-type="string" calcext:value-type="string">
            <text:p>108 MHz</text:p>
          </table:table-cell>
          <table:table-cell table:style-name="ce6"/>
          <table:table-cell table:style-name="ce6" office:value-type="string" calcext:value-type="string">
            <text:p>Cortex-M4 instead of Cortex-M3</text:p>
            <text:p>Pin 35: “VSS on F103 becomes “PF6” (unusable as GPIO);</text:p>
            <text:p>Pin 36: “VDD” on F103 becomes “PF7” (unusable as GPIO);</text:p>
            <text:p>No BOOT1; No JTAG; No SWO</text:p>
            <text:p>Includes cap touch peripheral 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STM32F031C6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1.9258" calcext:value-type="currency">
            <text:p>$1.9258</text:p>
          </table:table-cell>
          <table:table-cell table:style-name="ce24" office:value-type="currency" office:currency="USD" office:value="1.4061" calcext:value-type="currency">
            <text:p>$1.4061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4 kBytes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0: “PA0-WKUP” on F103 becomes “PA0” on F031 (loss of wake-up pin; no hardware changes required); </text:p>
            <text:p>Pin 35: “VSS on F103 becomes “PF6” on F031 (unusable as GPIO); </text:p>
            <text:p>Pin 36: “VDD” on F103 becomes “PF7” on F031 (unusable as GPIO); </text:p>
            <text:p>No BOOT1; No USB; No JTAG; No SWO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STM32F051C6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2.1622" calcext:value-type="currency">
            <text:p>$2.1622</text:p>
          </table:table-cell>
          <table:table-cell table:style-name="ce24" office:value-type="currency" office:currency="USD" office:value="1.6046" calcext:value-type="currency">
            <text:p>$1.6046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0: “PA0-WKUP” on F103 becomes “PA0” on F051 (loss of wake-up pin; no hardware changes required); </text:p>
            <text:p>Pin 35: “VSS on F103 becomes “PF6” on F051 (unusable as GPIO); </text:p>
            <text:p>Pin 36: “VDD” on F103 becomes “PF7” on F051 (unusable as GPIO); </text:p>
            <text:p>No BOOT1; No USB; No JTAG; No SWO </text:p>
          </table:table-cell>
          <table:table-cell table:number-columns-repeated="1008"/>
        </table:table-row>
        <table:table-row table:style-name="ro3">
          <table:table-cell table:style-name="ce6" office:value-type="string" calcext:value-type="string">
            <text:p>STM32F302C8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1220" calcext:value-type="float">
            <text:p>1220</text:p>
          </table:table-cell>
          <table:table-cell table:style-name="ce24" office:value-type="currency" office:currency="USD" office:value="2.2243" calcext:value-type="currency">
            <text:p>$2.2243</text:p>
          </table:table-cell>
          <table:table-cell table:style-name="ce24" office:value-type="currency" office:currency="USD" office:value="1.6076" calcext:value-type="currency">
            <text:p>$1.6076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7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F302 (unusable as VREF-);</text:p>
            <text:p>Pin 10: “PA0-WKUP” on F103 becomes “PA0” on F302 (loss of wake-up pin; no hardware changes required); </text:p>
            <text:p>No BOOT1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STM32L052C8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571" calcext:value-type="float">
            <text:p>571</text:p>
          </table:table-cell>
          <table:table-cell table:number-columns-repeated="2" table:style-name="ce24" office:value-type="currency" office:currency="USD" office:value="1.6507" calcext:value-type="currency">
            <text:p>$1.6507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DD” on L052 (requires shorting resistor/solder blob on R2); </text:p>
            <text:p>Pin 10: “PA0-WKUP” on F103 becomes “PA0” on L052 (loss of wake-up pin; no hardware changes required); </text:p>
            <text:p>Pin 36: “VDD” on F103 becomes “VDD_USB” on L052 (no degradation); </text:p>
            <text:p>No BOOT1; No JTAG; No SWO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STM32F103C6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24" office:value-type="currency" office:currency="USD" office:value="1.6807" calcext:value-type="currency">
            <text:p>$1.6807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10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7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/>
          <table:table-cell table:number-columns-repeated="1008"/>
        </table:table-row>
        <table:table-row table:style-name="ro3">
          <table:table-cell table:style-name="ce6" office:value-type="string" calcext:value-type="string">
            <text:p>STM32F301C8</text:p>
          </table:table-cell>
          <table:table-cell table:style-name="ce6" office:value-type="string" calcext:value-type="string">
            <text:p>ST Microelectonics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2.3122" calcext:value-type="currency">
            <text:p>$2.3122</text:p>
          </table:table-cell>
          <table:table-cell table:style-name="ce24" office:value-type="currency" office:currency="USD" office:value="1.691" calcext:value-type="currency">
            <text:p>$1.6910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72 MHz</text:p>
          </table:table-cell>
          <table:table-cell table:style-name="ce54" office:value-type="float" office:value="0" calcext:value-type="float">
            <text:p>0</text:p>
          </table:table-cell>
          <table:table-cell table:style-name="ce57" office:value-type="string" calcext:value-type="string">
            <text:p>Pin 8: “VSS” on F103 becomes “VSS/VREF-” on F301 (unusable as VREF-); </text:p>
            <text:p>Pin 10: “PA0-WKUP” on F103 becomes “PA0” on F301 (loss of wake-up pin; no hardware changes required); </text:p>
            <text:p>No BOOT1; No USB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STM32F072CB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24" office:value-type="currency" office:currency="USD" office:value="1.7272" calcext:value-type="currency">
            <text:p>$1.7272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0: “PA0-WKUP” on F103 becomes “PA0” on F072 (loss of wake-up pin; no hardware changes required); </text:p>
            <text:p>No BOOT1; No JTAG; No SWO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GD32F190C8T6</text:p>
          </table:table-cell>
          <table:table-cell table:style-name="ce6" office:value-type="string" calcext:value-type="string">
            <text:p>GigaDevice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1492" calcext:value-type="float">
            <text:p>1492</text:p>
          </table:table-cell>
          <table:table-cell table:number-columns-repeated="2" table:style-name="ce24" office:value-type="currency" office:currency="USD" office:value="1.7796" calcext:value-type="currency">
            <text:p>$1.7796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8 kBytes</text:p>
          </table:table-cell>
          <table:table-cell table:style-name="ce6"/>
          <table:table-cell table:style-name="ce6" office:value-type="string" calcext:value-type="string">
            <text:p>72 MHz</text:p>
          </table:table-cell>
          <table:table-cell table:style-name="ce6"/>
          <table:table-cell table:style-name="ce6" office:value-type="string" calcext:value-type="string">
            <text:p>Pin 35: “VSS on F103 becomes “PF6” (unusable as GPIO);</text:p>
            <text:p>Pin 36: “VDD” on F103 becomes “PF7” (unusable as GPIO);</text:p>
            <text:p>No BOOT1; No USB; No JTAG; No SWO</text:p>
            <text:p>Includes cap touch peripheral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STM32F101C8</text:p>
          </table:table-cell>
          <table:table-cell table:style-name="ce6" office:value-type="string" calcext:value-type="string">
            <text:p>ST Microelectonics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24" office:value-type="currency" office:currency="USD" office:value="1.78" calcext:value-type="currency">
            <text:p>$1.7800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10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6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No USB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STM32F091CC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1.8137" calcext:value-type="currency">
            <text:p>$1.8137</text:p>
          </table:table-cell>
          <table:table-cell table:style-name="ce24" office:value-type="currency" office:currency="USD" office:value="1.7804" calcext:value-type="currency">
            <text:p>$1.7804</text:p>
          </table:table-cell>
          <table:table-cell table:style-name="ce6" office:value-type="string" calcext:value-type="string">
            <text:p>256 kBytes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0: “PA0-WKUP” on F103 becomes “PA0” on F091 (loss of wake-up pin; no hardware changes required); </text:p>
            <text:p>No BOOT1; No USB; No JTAG; No SWO 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STM32F091CB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2.1076" calcext:value-type="currency">
            <text:p>$2.1076</text:p>
          </table:table-cell>
          <table:table-cell table:style-name="ce24" office:value-type="currency" office:currency="USD" office:value="1.8016" calcext:value-type="currency">
            <text:p>$1.8016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0: “PA0-WKUP” on F103 becomes “PA0” on F091 (loss of wake-up pin; no hardware changes required); </text:p>
            <text:p>No BOOT1; No USB; No JTAG; No SWO 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STM32L072CB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2.1319" calcext:value-type="currency">
            <text:p>$2.1319</text:p>
          </table:table-cell>
          <table:table-cell table:style-name="ce24" office:value-type="currency" office:currency="USD" office:value="1.8228" calcext:value-type="currency">
            <text:p>$1.8228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20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DD” on L072 (requires shorting resistor/solder blob on R2); </text:p>
            <text:p>Pin 10: “PA0-WKUP” on F103 becomes “PA0” on L072 (loss of wake-up pin; no hardware changes required); </text:p>
            <text:p>Pin 36: “VDD” on F103 becomes “VDD_USB” on L072 (no degradation); </text:p>
            <text:p>No BOOT1; No JTAG; No SWO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STM32F071CB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2.5682" calcext:value-type="currency">
            <text:p>$2.5682</text:p>
          </table:table-cell>
          <table:table-cell table:style-name="ce24" office:value-type="currency" office:currency="USD" office:value="1.8576" calcext:value-type="currency">
            <text:p>$1.8576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0: “PA0-WKUP” on F103 becomes “PA0” on F071 (loss of wake-up pin; no hardware changes required); </text:p>
            <text:p>No BOOT1; No USB; No JTAG; No SWO 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GD32F303CCT6</text:p>
          </table:table-cell>
          <table:table-cell table:style-name="ce6" office:value-type="string" calcext:value-type="string">
            <text:p>GigaDevice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24" office:value-type="currency" office:currency="USD" office:value="1.925" calcext:value-type="currency">
            <text:p>$1.9250</text:p>
          </table:table-cell>
          <table:table-cell table:style-name="ce6" office:value-type="string" calcext:value-type="string">
            <text:p>256 kBytes</text:p>
          </table:table-cell>
          <table:table-cell table:style-name="ce6" office:value-type="string" calcext:value-type="string">
            <text:p>48 kBytes</text:p>
          </table:table-cell>
          <table:table-cell table:style-name="ce6"/>
          <table:table-cell table:style-name="ce6" office:value-type="string" calcext:value-type="string">
            <text:p>120 MHz</text:p>
          </table:table-cell>
          <table:table-cell table:style-name="ce6"/>
          <table:table-cell table:style-name="ce6" office:value-type="string" calcext:value-type="string">
            <text:p>Cortex-M4 instead of Cortex-M3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STM32F100CB</text:p>
          </table:table-cell>
          <table:table-cell table:style-name="ce6" office:value-type="string" calcext:value-type="string">
            <text:p>ST Microelectonics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2.6849" calcext:value-type="currency">
            <text:p>$2.6849</text:p>
          </table:table-cell>
          <table:table-cell table:style-name="ce24" office:value-type="currency" office:currency="USD" office:value="1.944" calcext:value-type="currency">
            <text:p>$1.9440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24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No USB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STM32F071C8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2.6622" calcext:value-type="currency">
            <text:p>$2.6622</text:p>
          </table:table-cell>
          <table:table-cell table:style-name="ce24" office:value-type="currency" office:currency="USD" office:value="1.95" calcext:value-type="currency">
            <text:p>$1.9500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0: “PA0-WKUP” on F103 becomes “PA0” on F071 (loss of wake-up pin; no hardware changes required); </text:p>
            <text:p>No BOOT1; No USB; No JTAG; No SWO 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STM32F101CB</text:p>
          </table:table-cell>
          <table:table-cell table:style-name="ce6" office:value-type="string" calcext:value-type="string">
            <text:p>ST Microelectonics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2.3531" calcext:value-type="currency">
            <text:p>$2.3531</text:p>
          </table:table-cell>
          <table:table-cell table:style-name="ce24" office:value-type="currency" office:currency="USD" office:value="2.0364" calcext:value-type="currency">
            <text:p>$2.0364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6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No USB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STM32F030C8TR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24" office:value-type="currency" office:currency="USD" office:value="2.0546" calcext:value-type="currency">
            <text:p>$2.0546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48 MHz</text:p>
          </table:table-cell>
          <table:table-cell table:style-name="ce54"/>
          <table:table-cell table:style-name="ce56" office:value-type="string" calcext:value-type="string">
            <text:p>Pin 1: “VBAT” on F103 becomes “VDD” on F030 (requires shorting resistor/solder blob on R2); </text:p>
            <text:p>Pin 10: “PA0-WKUP” on F103 becomes “PA0” on F030 (loss of wake-up pin; no hardware changes required); </text:p>
            <text:p>Pin 35: “VSS on F103 becomes “PF6” on F030 (unusable as GPIO); </text:p>
            <text:p>Pin 36: “VDD” on F103 becomes “PF7” on F030 (unusable as GPIO); </text:p>
            <text:p>No BOOT1; No USB; No JTAG; No SWO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STM32L051C6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779" calcext:value-type="float">
            <text:p>779</text:p>
          </table:table-cell>
          <table:table-cell table:style-name="ce24" office:value-type="currency" office:currency="USD" office:value="2.3955" calcext:value-type="currency">
            <text:p>$2.3955</text:p>
          </table:table-cell>
          <table:table-cell table:style-name="ce24" office:value-type="currency" office:currency="USD" office:value="2.0622" calcext:value-type="currency">
            <text:p>$2.0622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DD” on L051 (requires shorting resistor/solder blob on R2); </text:p>
            <text:p>Pin 10: “PA0-WKUP” on F103 becomes “PA0” on L051 (loss of wake-up pin; no hardware changes required); </text:p>
            <text:p>Pin 36: “VDD” on F103 becomes “VDDIO” on L051 (no degradation); </text:p>
            <text:p>No BOOT1; No USB; No JTAG; No SWO</text:p>
          </table:table-cell>
          <table:table-cell table:number-columns-repeated="1008"/>
        </table:table-row>
        <table:table-row table:style-name="ro3">
          <table:table-cell table:style-name="ce6" office:value-type="string" calcext:value-type="string">
            <text:p>STM32L412C8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2.4349" calcext:value-type="currency">
            <text:p>$2.4349</text:p>
          </table:table-cell>
          <table:table-cell table:style-name="ce24" office:value-type="currency" office:currency="USD" office:value="2.0925" calcext:value-type="currency">
            <text:p>$2.0925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40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80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0: “PA0-WKUP” on F103 becomes “PA0/CK_IN” on L412 (loss of wake-up pin; no hardware changes required); </text:p>
            <text:p>Pin 36: “VDD” on F103 becomes “VDD_USB” on L412 (no degradation); </text:p>
            <text:p>No BOOT1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STM32F100C4</text:p>
          </table:table-cell>
          <table:table-cell table:style-name="ce6" office:value-type="string" calcext:value-type="string">
            <text:p>ST Microelectonics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2.5258" calcext:value-type="currency">
            <text:p>$2.5258</text:p>
          </table:table-cell>
          <table:table-cell table:style-name="ce24" office:value-type="currency" office:currency="USD" office:value="2.1622" calcext:value-type="currency">
            <text:p>$2.1622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string" calcext:value-type="string">
            <text:p>4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24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No USB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STM32L051C8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635" calcext:value-type="float">
            <text:p>635</text:p>
          </table:table-cell>
          <table:table-cell table:style-name="ce24" office:value-type="currency" office:currency="USD" office:value="2.5743" calcext:value-type="currency">
            <text:p>$2.5743</text:p>
          </table:table-cell>
          <table:table-cell table:style-name="ce24" office:value-type="currency" office:currency="USD" office:value="2.2152" calcext:value-type="currency">
            <text:p>$2.2152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DD” on L051 (requires shorting resistor/solder blob on R2); </text:p>
            <text:p>Pin 10: “PA0-WKUP” on F103 becomes “PA0” on L051 (loss of wake-up pin; no hardware changes required); </text:p>
            <text:p>Pin 36: “VDD” on F103 becomes “VDDIO” on L051 (no degradation); </text:p>
            <text:p>No BOOT1; No USB; No JTAG; No SWO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STM32F303C8</text:p>
          </table:table-cell>
          <table:table-cell table:style-name="ce6" office:value-type="string" calcext:value-type="string">
            <text:p>ST Microelectonics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2.9167" calcext:value-type="currency">
            <text:p>$2.9167</text:p>
          </table:table-cell>
          <table:table-cell table:style-name="ce24" office:value-type="currency" office:currency="USD" office:value="2.2273" calcext:value-type="currency">
            <text:p>$2.2273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7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F303 (unusable as VREF-); </text:p>
            <text:p>Pin 9: “VSS” on F103 becomes “VDD/VREF+” on F303 (unusable as VREF+); </text:p>
            <text:p>Pin 10: “PA0-WKUP” on F103 becomes “PA0” on F303 (loss of wake-up pin; no hardware changes required); </text:p>
            <text:p>No BOOT1; No USB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STM32L151C8-A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192" calcext:value-type="float">
            <text:p>192</text:p>
          </table:table-cell>
          <table:table-cell table:style-name="ce24" office:value-type="currency" office:currency="USD" office:value="3.0046" calcext:value-type="currency">
            <text:p>$3.0046</text:p>
          </table:table-cell>
          <table:table-cell table:style-name="ce24" office:value-type="currency" office:currency="USD" office:value="2.2713" calcext:value-type="currency">
            <text:p>$2.2713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STM32F100C8</text:p>
          </table:table-cell>
          <table:table-cell table:style-name="ce6" office:value-type="string" calcext:value-type="string">
            <text:p>ST Microelectonics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24" office:value-type="currency" office:currency="USD" office:value="2.2794" calcext:value-type="currency">
            <text:p>$2.2794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24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No USB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STM32L431CC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2.6304" calcext:value-type="currency">
            <text:p>$2.6304</text:p>
          </table:table-cell>
          <table:table-cell table:style-name="ce24" office:value-type="currency" office:currency="USD" office:value="2.2804" calcext:value-type="currency">
            <text:p>$2.2804</text:p>
          </table:table-cell>
          <table:table-cell table:style-name="ce6" office:value-type="string" calcext:value-type="string">
            <text:p>256 kBytes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80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L431 (unusable as VREF-); </text:p>
            <text:p>Pin 9: “VSS” on F103 becomes “VDD/VREF+” on L431 (unusable as VREF+); </text:p>
            <text:p>Pin 10: “PA0-WKUP” on F103 becomes “PA0” on L431 (loss of wake-up pin; no hardware changes required); </text:p>
            <text:p>No BOOT1; No USB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STM32L431CB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24" office:value-type="currency" office:currency="USD" office:value="2.3008" calcext:value-type="currency">
            <text:p>$2.3008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80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L431 (unusable as VREF-); </text:p>
            <text:p>Pin 9: “VSS” on F103 becomes “VDD/VREF+” on L431 (unusable as VREF+); </text:p>
            <text:p>Pin 10: “PA0-WKUP” on F103 becomes “PA0” on L431 (loss of wake-up pin; no hardware changes required); </text:p>
            <text:p>No BOOT1; No USB</text:p>
          </table:table-cell>
          <table:table-cell table:number-columns-repeated="1008"/>
        </table:table-row>
        <table:table-row table:style-name="ro3">
          <table:table-cell table:style-name="ce6" office:value-type="string" calcext:value-type="string">
            <text:p>STM32F303CC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24" office:value-type="currency" office:currency="USD" office:value="2.3799" calcext:value-type="currency">
            <text:p>$2.3799</text:p>
          </table:table-cell>
          <table:table-cell table:style-name="ce6" office:value-type="string" calcext:value-type="string">
            <text:p>256 kBytes</text:p>
          </table:table-cell>
          <table:table-cell table:style-name="ce6" office:value-type="string" calcext:value-type="string">
            <text:p>48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7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F303 (unusable as VREF-);</text:p>
            <text:p>Pin 10: “PA0-WKUP” on F103 becomes “PA0” on F303 (loss of wake-up pin; no hardware changes required); </text:p>
            <text:p>No BOOT1</text:p>
          </table:table-cell>
          <table:table-cell table:number-columns-repeated="1008"/>
        </table:table-row>
        <table:table-row table:style-name="ro3">
          <table:table-cell table:style-name="ce6" office:value-type="string" calcext:value-type="string">
            <text:p>STM32F303CB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2.7879" calcext:value-type="currency">
            <text:p>$2.7879</text:p>
          </table:table-cell>
          <table:table-cell table:style-name="ce24" office:value-type="currency" office:currency="USD" office:value="2.4137" calcext:value-type="currency">
            <text:p>$2.4137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40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7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F303 (unusable as VREF-);</text:p>
            <text:p>Pin 10: “PA0-WKUP” on F103 becomes “PA0” on F303 (loss of wake-up pin; no hardware changes required); </text:p>
            <text:p>No BOOT1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STM32F030C8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Basic</text:p>
          </table:table-cell>
          <table:table-cell table:style-name="ce14" office:value-type="float" office:value="11626" calcext:value-type="float">
            <text:p>11626</text:p>
          </table:table-cell>
          <table:table-cell table:number-columns-repeated="2" table:style-name="ce24" office:value-type="currency" office:currency="USD" office:value="2.4223" calcext:value-type="currency">
            <text:p>$2.4223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DD” on F030 (requires shorting resistor/solder blob on R2); </text:p>
            <text:p>Pin 10: “PA0-WKUP” on F103 becomes “PA0” on F030 (loss of wake-up pin; no hardware changes required); </text:p>
            <text:p>Pin 35: “VSS on F103 becomes “PF6” on F030 (unusable as GPIO); </text:p>
            <text:p>Pin 36: “VDD” on F103 becomes “PF7” on F030 (unusable as GPIO); </text:p>
            <text:p>No BOOT1; No USB; No JTAG; No SWO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STM32F334C4</text:p>
          </table:table-cell>
          <table:table-cell table:style-name="ce6" office:value-type="string" calcext:value-type="string">
            <text:p>ST Microelectonics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3.4935" calcext:value-type="currency">
            <text:p>$3.4935</text:p>
          </table:table-cell>
          <table:table-cell table:style-name="ce24" office:value-type="currency" office:currency="USD" office:value="2.597" calcext:value-type="currency">
            <text:p>$2.5970</text:p>
          </table:table-cell>
          <table:table-cell table:number-columns-repeated="2" table:style-name="ce6" office:value-type="string" calcext:value-type="string">
            <text:p>1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7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F334 (unusable as VREF-); </text:p>
            <text:p>Pin 9: “VSS” on F103 becomes “VDD/VREF+” on F334 (unusable as VREF+);</text:p>
            <text:p>Pin 10: “PA0-WKUP” on F103 becomes “PA0” on F334 (loss of wake-up pin; no hardware changes required); </text:p>
            <text:p>No BOOT1; No USB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STM32F042C4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2.847" calcext:value-type="currency">
            <text:p>$2.8470</text:p>
          </table:table-cell>
          <table:table-cell table:style-name="ce24" office:value-type="currency" office:currency="USD" office:value="2.7773" calcext:value-type="currency">
            <text:p>$2.7773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string" calcext:value-type="string">
            <text:p>6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0: “PA0-WKUP” on F103 becomes “PA0” on F042 (loss of wake-up pin; no hardware changes required); </text:p>
            <text:p>No BOOT1; No JTAG; No SWO</text:p>
          </table:table-cell>
          <table:table-cell table:number-columns-repeated="1008"/>
        </table:table-row>
        <table:table-row table:style-name="ro3">
          <table:table-cell table:style-name="ce6" office:value-type="string" calcext:value-type="string">
            <text:p>STM32F302CB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685" calcext:value-type="float">
            <text:p>685</text:p>
          </table:table-cell>
          <table:table-cell table:number-columns-repeated="2" table:style-name="ce24" office:value-type="currency" office:currency="USD" office:value="3.0022" calcext:value-type="currency">
            <text:p>$3.0022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7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F302 (unusable as VREF-);</text:p>
            <text:p>Pin 10: “PA0-WKUP” on F103 becomes “PA0” on F302 (loss of wake-up pin; no hardware changes required); </text:p>
            <text:p>No BOOT1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GD32F103CBT6</text:p>
          </table:table-cell>
          <table:table-cell table:style-name="ce6" office:value-type="string" calcext:value-type="string">
            <text:p>GigaDevice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24" office:value-type="currency" office:currency="USD" office:value="3.0546" calcext:value-type="currency">
            <text:p>$3.0546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20 kBytes</text:p>
          </table:table-cell>
          <table:table-cell table:style-name="ce6"/>
          <table:table-cell table:style-name="ce6" office:value-type="string" calcext:value-type="string">
            <text:p>108 MHz</text:p>
          </table:table-cell>
          <table:table-cell table:style-name="ce6" table:number-columns-repeated="2"/>
          <table:table-cell table:number-columns-repeated="1008"/>
        </table:table-row>
        <table:table-row table:style-name="ro3">
          <table:table-cell table:style-name="ce6" office:value-type="string" calcext:value-type="string">
            <text:p>STM32F031C4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3.5213" calcext:value-type="currency">
            <text:p>$3.5213</text:p>
          </table:table-cell>
          <table:table-cell table:style-name="ce24" office:value-type="currency" office:currency="USD" office:value="3.0591" calcext:value-type="currency">
            <text:p>$3.0591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string" calcext:value-type="string">
            <text:p>4 kBytes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35: “VSS on F103 becomes “PF6” on F031 (unusable as GPIO); </text:p>
            <text:p>Pin 36: “VDD” on F103 becomes “PF7” on F031 (unusable as GPIO); </text:p>
            <text:p>No BOOT1; No USB; No JTAG; No SWO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STM32L433CB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3.7516" calcext:value-type="currency">
            <text:p>$3.7516</text:p>
          </table:table-cell>
          <table:table-cell table:style-name="ce24" office:value-type="currency" office:currency="USD" office:value="3.2076" calcext:value-type="currency">
            <text:p>$3.2076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80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L433 (unusable as VREF-); </text:p>
            <text:p>Pin 9: “VSS” on F103 becomes “VDD/VREF+” on L433 (unusable as VREF+); </text:p>
            <text:p>Pin 10: “PA0-WKUP” on F103 becomes “PA0” on L433 (loss of wake-up pin; no hardware changes required); </text:p>
            <text:p>Pin 36: “VDD” on F103 becomes “VDD_USB” on L433 (no degradation); </text:p>
            <text:p>No BOOT1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STM32L151CB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3.8591" calcext:value-type="currency">
            <text:p>$3.8591</text:p>
          </table:table-cell>
          <table:table-cell table:style-name="ce24" office:value-type="currency" office:currency="USD" office:value="3.3334" calcext:value-type="currency">
            <text:p>$3.3334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08"/>
        </table:table-row>
        <table:table-row table:style-name="ro3">
          <table:table-cell table:style-name="ce6" office:value-type="string" calcext:value-type="string">
            <text:p>STM32F301C6</text:p>
          </table:table-cell>
          <table:table-cell table:style-name="ce6" office:value-type="string" calcext:value-type="string">
            <text:p>ST Microelectonics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3.9758" calcext:value-type="currency">
            <text:p>$3.9758</text:p>
          </table:table-cell>
          <table:table-cell table:style-name="ce24" office:value-type="currency" office:currency="USD" office:value="3.4288" calcext:value-type="currency">
            <text:p>$3.4288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7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F301 (unusable as VREF-); </text:p>
            <text:p>Pin 10: “PA0-WKUP” on F103 becomes “PA0” on F301 (loss of wake-up pin; no hardware changes required); </text:p>
            <text:p>No BOOT1; No USB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STM32L071CB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3.6228" calcext:value-type="currency">
            <text:p>$3.6228</text:p>
          </table:table-cell>
          <table:table-cell table:style-name="ce24" office:value-type="currency" office:currency="USD" office:value="3.5288" calcext:value-type="currency">
            <text:p>$3.5288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20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DD” on L071 (requires shorting resistor/solder blob on R2); </text:p>
            <text:p>Pin 10: “PA0-WKUP” on F103 becomes “PA0” on L071 (loss of wake-up pin; no hardware changes required); </text:p>
            <text:p>Pin 36: “VDD” on F103 becomes “VDDIO” on L071 (no degradation); </text:p>
            <text:p>No BOOT1; No USB; No JTAG; No SWO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STM32F334C8</text:p>
          </table:table-cell>
          <table:table-cell table:style-name="ce6" office:value-type="string" calcext:value-type="string">
            <text:p>ST Microelectonics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1708" calcext:value-type="float">
            <text:p>1708</text:p>
          </table:table-cell>
          <table:table-cell table:style-name="ce24" office:value-type="currency" office:currency="USD" office:value="4.1" calcext:value-type="currency">
            <text:p>$4.1000</text:p>
          </table:table-cell>
          <table:table-cell table:style-name="ce24" office:value-type="currency" office:currency="USD" office:value="3.5728" calcext:value-type="currency">
            <text:p>$3.5728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7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F334 (unusable as VREF-); </text:p>
            <text:p>Pin 9: “VSS” on F103 becomes “VDD/VREF+” on F334 (unusable as VREF+);</text:p>
            <text:p>Pin 10: “PA0-WKUP” on F103 becomes “PA0” on F334 (loss of wake-up pin; no hardware changes required); </text:p>
            <text:p>No BOOT1; No USB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STM32F334C6</text:p>
          </table:table-cell>
          <table:table-cell table:style-name="ce6" office:value-type="string" calcext:value-type="string">
            <text:p>ST Microelectonics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1435" calcext:value-type="float">
            <text:p>1435</text:p>
          </table:table-cell>
          <table:table-cell table:style-name="ce24" office:value-type="currency" office:currency="USD" office:value="4.9425" calcext:value-type="currency">
            <text:p>$4.9425</text:p>
          </table:table-cell>
          <table:table-cell table:style-name="ce24" office:value-type="currency" office:currency="USD" office:value="3.6758" calcext:value-type="currency">
            <text:p>$3.6758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7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F334 (unusable as VREF-); </text:p>
            <text:p>Pin 9: “VSS” on F103 becomes “VDD/VREF+” on F334 (unusable as VREF+);</text:p>
            <text:p>Pin 10: “PA0-WKUP” on F103 becomes “PA0” on F334 (loss of wake-up pin; no hardware changes required); </text:p>
            <text:p>No BOOT1; No USB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STM32F051C8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24" office:value-type="currency" office:currency="USD" office:value="3.6852" calcext:value-type="currency">
            <text:p>$3.6852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0: “PA0-WKUP” on F103 becomes “PA0” on F051 (loss of wake-up pin; no hardware changes required); </text:p>
            <text:p>Pin 35: “VSS on F103 becomes “PF6” on F051 (unusable as GPIO); </text:p>
            <text:p>Pin 36: “VDD” on F103 becomes “PF7” on F051 (unusable as GPIO); </text:p>
            <text:p>No BOOT1; No USB; No JTAG; No SWO 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STM32L152C8-A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24" office:value-type="currency" office:currency="USD" office:value="3.8561" calcext:value-type="currency">
            <text:p>$3.8561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STM32L433CC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3" calcext:value-type="float">
            <text:p>3</text:p>
          </table:table-cell>
          <table:table-cell table:style-name="ce24" office:value-type="currency" office:currency="USD" office:value="4.6804" calcext:value-type="currency">
            <text:p>$4.6804</text:p>
          </table:table-cell>
          <table:table-cell table:style-name="ce24" office:value-type="currency" office:currency="USD" office:value="4.0228" calcext:value-type="currency">
            <text:p>$4.0228</text:p>
          </table:table-cell>
          <table:table-cell table:style-name="ce6" office:value-type="string" calcext:value-type="string">
            <text:p>256 kBytes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80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L433 (unusable as VREF-); </text:p>
            <text:p>Pin 9: “VSS” on F103 becomes “VDD/VREF+” on L433 (unusable as VREF+); </text:p>
            <text:p>Pin 10: “PA0-WKUP” on F103 becomes “PA0” on L433 (loss of wake-up pin; no hardware changes required); </text:p>
            <text:p>Pin 36: “VDD” on F103 becomes “VDD_USB” on L433 (no degradation); </text:p>
            <text:p>No BOOT1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STM32L152CB-A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1248" calcext:value-type="float">
            <text:p>1248</text:p>
          </table:table-cell>
          <table:table-cell table:number-columns-repeated="2" table:style-name="ce24" office:value-type="currency" office:currency="USD" office:value="4.2267" calcext:value-type="currency">
            <text:p>$4.2267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08"/>
        </table:table-row>
        <table:table-row table:style-name="ro3">
          <table:table-cell table:style-name="ce6" office:value-type="string" calcext:value-type="string">
            <text:p>STM32L412CB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4.5167" calcext:value-type="currency">
            <text:p>$4.5167</text:p>
          </table:table-cell>
          <table:table-cell table:style-name="ce24" office:value-type="currency" office:currency="USD" office:value="4.3955" calcext:value-type="currency">
            <text:p>$4.3955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40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80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0: “PA0-WKUP” on F103 becomes “PA0/CK_IN” on L412 (loss of wake-up pin; no hardware changes required); </text:p>
            <text:p>Pin 36: “VDD” on F103 becomes “VDD_USB” on L412 (no degradation); </text:p>
            <text:p>No BOOT1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STM32F102CB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24" office:value-type="currency" office:currency="USD" office:value="4.6758" calcext:value-type="currency">
            <text:p>$4.6758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/>
          <table:table-cell table:number-columns-repeated="1008"/>
        </table:table-row>
        <table:table-row table:style-name="ro5">
          <table:table-cell table:style-name="ce6" office:value-type="string" calcext:value-type="string">
            <text:p>STM32L072CZ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5.5349" calcext:value-type="currency">
            <text:p>$5.5349</text:p>
          </table:table-cell>
          <table:table-cell table:style-name="ce24" office:value-type="currency" office:currency="USD" office:value="5.3864" calcext:value-type="currency">
            <text:p>$5.3864</text:p>
          </table:table-cell>
          <table:table-cell table:style-name="ce6" office:value-type="string" calcext:value-type="string">
            <text:p>192 kBytes</text:p>
          </table:table-cell>
          <table:table-cell table:style-name="ce6" office:value-type="string" calcext:value-type="string">
            <text:p>20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DD” on L072 (requires shorting resistor/solder blob on R2); </text:p>
            <text:p>Pin 10: “PA0-WKUP” on F103 becomes “PA0” on L072 (loss of wake-up pin; no hardware changes required); </text:p>
            <text:p>Pin 36: “VDD” on F103 becomes “VDD_USB” on L072 (no degradation); </text:p>
            <text:p>No BOOT1; No JTAG; No SWO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STM32F103C8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Basic</text:p>
          </table:table-cell>
          <table:table-cell table:style-name="ce14" office:value-type="float" office:value="30224" calcext:value-type="float">
            <text:p>30224</text:p>
          </table:table-cell>
          <table:table-cell table:number-columns-repeated="2" table:style-name="ce24" office:value-type="currency" office:currency="USD" office:value="5.6214" calcext:value-type="currency">
            <text:p>$5.6214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20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7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/>
          <table:table-cell table:number-columns-repeated="1008"/>
        </table:table-row>
        <table:table-row table:style-name="ro1">
          <table:table-cell table:style-name="ce6" office:value-type="string" calcext:value-type="string">
            <text:p>STM32F103CB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Basic</text:p>
          </table:table-cell>
          <table:table-cell table:style-name="ce14" office:value-type="float" office:value="5597" calcext:value-type="float">
            <text:p>5597</text:p>
          </table:table-cell>
          <table:table-cell table:number-columns-repeated="2" table:style-name="ce24" office:value-type="currency" office:currency="USD" office:value="5.9794" calcext:value-type="currency">
            <text:p>$5.9794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20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7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/>
          <table:table-cell table:number-columns-repeated="1008"/>
        </table:table-row>
        <table:table-row table:style-name="ro6">
          <table:table-cell table:style-name="ce6" office:value-type="string" calcext:value-type="string">
            <text:p>STM32F042C6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24" office:value-type="currency" office:currency="USD" office:value="6.0987" calcext:value-type="currency">
            <text:p>$6.0987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6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0: “PA0-WKUP” on F103 becomes “PA0” on F042 (loss of wake-up pin; no hardware changes required); </text:p>
            <text:p>No BOOT1; No JTAG; No SWO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STM32L071CZ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7.1622" calcext:value-type="currency">
            <text:p>$7.1622</text:p>
          </table:table-cell>
          <table:table-cell table:style-name="ce24" office:value-type="currency" office:currency="USD" office:value="6.1758" calcext:value-type="currency">
            <text:p>$6.1758</text:p>
          </table:table-cell>
          <table:table-cell table:style-name="ce6" office:value-type="string" calcext:value-type="string">
            <text:p>192 kBytes</text:p>
          </table:table-cell>
          <table:table-cell table:style-name="ce6" office:value-type="string" calcext:value-type="string">
            <text:p>20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DD” on L071 (requires shorting resistor/solder blob on R2); </text:p>
            <text:p>Pin 10: “PA0-WKUP” on F103 becomes “PA0” on L071 (loss of wake-up pin; no hardware changes required); </text:p>
            <text:p>Pin 36: “VDD” on F103 becomes “VDDIO” on L071 (no degradation); </text:p>
            <text:p>No BOOT1; No USB; No JTAG; No SWO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STM32F072C8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2" table:style-name="ce24" office:value-type="currency" office:currency="USD" office:value="6.5781" calcext:value-type="currency">
            <text:p>$6.5781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0: “PA0-WKUP” on F103 becomes “PA0” on F072 (loss of wake-up pin; no hardware changes required); </text:p>
            <text:p>No BOOT1; No JTAG; No SWO</text:p>
          </table:table-cell>
          <table:table-cell table:number-columns-repeated="1008"/>
        </table:table-row>
        <table:table-row table:style-name="ro3">
          <table:table-cell table:style-name="ce6" office:value-type="string" calcext:value-type="string">
            <text:p>STM32F030CC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24" office:value-type="currency" office:currency="USD" office:value="6.8023" calcext:value-type="currency">
            <text:p>$6.8023</text:p>
          </table:table-cell>
          <table:table-cell table:style-name="ce6" office:value-type="string" calcext:value-type="string">
            <text:p>256 kBytes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DD” on F030 (requires shorting resistor/solder blob on R2); </text:p>
            <text:p>Pin 10: “PA0-WKUP” on F103 becomes “PA0” on F030 (loss of wake-up pin; no hardware changes required); </text:p>
            <text:p>No BOOT1; No USB; No JTAG; No SWO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STM32L452CE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9.3637" calcext:value-type="currency">
            <text:p>$9.3637</text:p>
          </table:table-cell>
          <table:table-cell table:style-name="ce24" office:value-type="currency" office:currency="USD" office:value="7.5" calcext:value-type="currency">
            <text:p>$7.5000</text:p>
          </table:table-cell>
          <table:table-cell table:style-name="ce6" office:value-type="string" calcext:value-type="string">
            <text:p>512 kBytes</text:p>
          </table:table-cell>
          <table:table-cell table:style-name="ce6" office:value-type="string" calcext:value-type="string">
            <text:p>160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80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L452 (unusable as VREF-); </text:p>
            <text:p>Pin 9: “VSS” on F103 becomes “VDD/VREF+” on L452 (unusable as VREF+); </text:p>
            <text:p>Pin 10: “PA0-WKUP” on F103 becomes “PA0” on L452 (loss of wake-up pin; no hardware changes required); </text:p>
            <text:p>Pin 36: “VDD” on F103 becomes “VDD_USB” on L452 (no degradation); </text:p>
            <text:p>No BOOT1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STM32L053C8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24" office:value-type="string" calcext:value-type="string">
            <text:p>?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LCD” on L053 (same hardware requirements, different function); </text:p>
            <text:p>Pin 10: “PA0-WKUP” on F103 becomes “PA0” on L053 (loss of wake-up pin; no hardware changes required); </text:p>
            <text:p>Pin 36: “VDD” on F103 becomes “VDD_USB” on L053 (no degradation); </text:p>
            <text:p>No BOOT1; No JTAG; No SWO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STM32F038C6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4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20: “PB2” on F103 becomes “NPOR” on F038 (requires external device to manage power-on reset)</text:p>
            <text:p>Pin 35: “VSS on F103 becomes “PF6” on F038 (unusable as GPIO); </text:p>
            <text:p>Pin 36: “VDD” on F103 becomes “PF7” on F038 (unusable as GPIO); </text:p>
            <text:p>No BOOT1; No USB; No JTAG; No SWO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STM32F051C4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6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0: “PA0-WKUP” on F103 becomes “PA0” on F051 (loss of wake-up pin; no hardware changes required); </text:p>
            <text:p>Pin 35: “VSS on F103 becomes “PF6” on F051 (unusable as GPIO); </text:p>
            <text:p>Pin 36: “VDD” on F103 becomes “PF7” on F051 (unusable as GPIO); </text:p>
            <text:p>No BOOT1; No USB; No JTAG; No SWO </text:p>
          </table:table-cell>
          <table:table-cell table:number-columns-repeated="1008"/>
        </table:table-row>
        <table:table-row table:style-name="ro3">
          <table:table-cell table:style-name="ce6" office:value-type="string" calcext:value-type="string">
            <text:p>STM32F070C6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DD” on F070 (requires shorting resistor/solder blob on R2); </text:p>
            <text:p>Pin 10: “PA0-WKUP” on F103 becomes “PA0” on F070 (loss of wake-up pin; no hardware changes required); </text:p>
            <text:p>No BOOT1; No JTAG; No SWO</text:p>
          </table:table-cell>
          <table:table-cell table:number-columns-repeated="1008"/>
        </table:table-row>
        <table:table-row table:style-name="ro3">
          <table:table-cell table:style-name="ce6" office:value-type="string" calcext:value-type="string">
            <text:p>STM32F070CB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DD” on F070 (requires shorting resistor/solder blob on R2); </text:p>
            <text:p>Pin 10: “PA0-WKUP” on F103 becomes “PA0” on F070 (loss of wake-up pin; no hardware changes required); </text:p>
            <text:p>No BOOT1; No JTAG; No SWO</text:p>
          </table:table-cell>
          <table:table-cell table:number-columns-repeated="1008"/>
        </table:table-row>
        <table:table-row table:style-name="ro3">
          <table:table-cell table:style-name="ce6" office:value-type="string" calcext:value-type="string">
            <text:p>STM32F078CB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0: “PA0-WKUP” on F103 becomes “PA0” on F078 (loss of wake-up pin; no hardware changes required); </text:p>
            <text:p>Pin 20: “PB2” on F103 becomes “NPOR” on F038 (requires external device to manage power-on reset); </text:p>
            <text:p>No BOOT1; No JTAG; No SWO</text:p>
          </table:table-cell>
          <table:table-cell table:number-columns-repeated="1008"/>
        </table:table-row>
        <table:table-row table:style-name="ro3">
          <table:table-cell table:style-name="ce6" office:value-type="string" calcext:value-type="string">
            <text:p>STM32F098CC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256 kBytes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0: “PA0-WKUP” on F103 becomes “PA0” on F098 (loss of wake-up pin; no hardware changes required); </text:p>
            <text:p>Pin 20: “PB2” on F103 becomes “NPOR” on F038 (requires external device to manage power-on reset); </text:p>
            <text:p>No BOOT1; No USB; No JTAG; No SWO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STM32F100C6</text:p>
          </table:table-cell>
          <table:table-cell table:style-name="ce6" office:value-type="string" calcext:value-type="string">
            <text:p>ST Microelectonics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4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24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No USB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STM32F101C4</text:p>
          </table:table-cell>
          <table:table-cell table:style-name="ce6" office:value-type="string" calcext:value-type="string">
            <text:p>ST Microelectonics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6 kBytes</text:p>
          </table:table-cell>
          <table:table-cell table:style-name="ce6" office:value-type="string" calcext:value-type="string">
            <text:p>4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6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No USB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STM32F101C6</text:p>
          </table:table-cell>
          <table:table-cell table:style-name="ce6" office:value-type="string" calcext:value-type="string">
            <text:p>ST Microelectonics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6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No USB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STM32F102C4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6 kBytes</text:p>
          </table:table-cell>
          <table:table-cell table:style-name="ce6" office:value-type="string" calcext:value-type="string">
            <text:p>4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/>
          <table:table-cell table:number-columns-repeated="1008"/>
        </table:table-row>
        <table:table-row table:style-name="ro1">
          <table:table-cell table:style-name="ce6" office:value-type="string" calcext:value-type="string">
            <text:p>STM32F102C6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/>
          <table:table-cell table:number-columns-repeated="1008"/>
        </table:table-row>
        <table:table-row table:style-name="ro1">
          <table:table-cell table:style-name="ce6" office:value-type="string" calcext:value-type="string">
            <text:p>STM32F102C8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10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/>
          <table:table-cell table:number-columns-repeated="1008"/>
        </table:table-row>
        <table:table-row table:style-name="ro1">
          <table:table-cell table:style-name="ce6" office:value-type="string" calcext:value-type="string">
            <text:p>STM32F103C4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6 kBytes</text:p>
          </table:table-cell>
          <table:table-cell table:style-name="ce6" office:value-type="string" calcext:value-type="string">
            <text:p>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7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/>
          <table:table-cell table:number-columns-repeated="1008"/>
        </table:table-row>
        <table:table-row table:style-name="ro3">
          <table:table-cell table:style-name="ce6" office:value-type="string" calcext:value-type="string">
            <text:p>STM32F302C6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7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F302 (unusable as VREF-);</text:p>
            <text:p>Pin 10: “PA0-WKUP” on F103 becomes “PA0” on F302 (loss of wake-up pin; no hardware changes required); </text:p>
            <text:p>No BOOT1</text:p>
          </table:table-cell>
          <table:table-cell table:number-columns-repeated="1008"/>
        </table:table-row>
        <table:table-row table:style-name="ro3">
          <table:table-cell table:style-name="ce6" office:value-type="string" calcext:value-type="string">
            <text:p>STM32F302CC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256 kBytes</text:p>
          </table:table-cell>
          <table:table-cell table:style-name="ce6" office:value-type="string" calcext:value-type="string">
            <text:p>40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7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F302 (unusable as VREF-);</text:p>
            <text:p>Pin 10: “PA0-WKUP” on F103 becomes “PA0” on F302 (loss of wake-up pin; no hardware changes required); </text:p>
            <text:p>No BOOT1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STM32F303C6</text:p>
          </table:table-cell>
          <table:table-cell table:style-name="ce6" office:value-type="string" calcext:value-type="string">
            <text:p>ST Microelectonics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7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F303 (unusable as VREF-); </text:p>
            <text:p>Pin 9: “VSS” on F103 becomes “VDD/VREF+” on F303 (unusable as VREF+); </text:p>
            <text:p>Pin 10: “PA0-WKUP” on F103 becomes “PA0” on F303 (loss of wake-up pin; no hardware changes required); </text:p>
            <text:p>No BOOT1; No USB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STM32F318C8</text:p>
          </table:table-cell>
          <table:table-cell table:style-name="ce6" office:value-type="string" calcext:value-type="string">
            <text:p>ST Microelectonics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72 MHz</text:p>
          </table:table-cell>
          <table:table-cell table:style-name="ce54" office:value-type="float" office:value="0" calcext:value-type="float">
            <text:p>0</text:p>
          </table:table-cell>
          <table:table-cell table:style-name="ce58" office:value-type="string" calcext:value-type="string">
            <text:p>Pin 8: “VSS” on F103 becomes “VSS/VREF-” on F318 (unusable as VREF-); </text:p>
            <text:p>Pin 10: “PA0-WKUP” on F103 becomes “PA0” on F0318 (loss of wake-up pin; no hardware changes required); </text:p>
            <text:p>Pin 20: “PB2” on F103 becomes “NPOR” on F318 (requires external device to manage power-on reset); </text:p>
            <text:p>No BOOT1; No USB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STM32F328C8</text:p>
          </table:table-cell>
          <table:table-cell table:style-name="ce6" office:value-type="string" calcext:value-type="string">
            <text:p>ST Microelectonics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7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F328 (unusable as VREF-); </text:p>
            <text:p>Pin 9: “VSS” on F103 becomes “VDD/VREF+” on F328 (unusable as VREF+); </text:p>
            <text:p>Pin 10: “PA0-WKUP” on F103 becomes “PA0” on F328 (loss of wake-up pin; no hardware changes required); </text:p>
            <text:p>Pin 20: “PB2” on F103 becomes “NPOR” on F328 (requires external device to manage power-on reset); </text:p>
            <text:p>No BOOT1; No USB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STM32F358CC</text:p>
          </table:table-cell>
          <table:table-cell table:style-name="ce6" office:value-type="string" calcext:value-type="string">
            <text:p>ST Microelectonics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256 kBytes</text:p>
          </table:table-cell>
          <table:table-cell table:style-name="ce6" office:value-type="string" calcext:value-type="string">
            <text:p>48 kBytes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7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F358 (unusable as VREF-); </text:p>
            <text:p>Pin 9: “VSS” on F103 becomes “VDD/VREF+” on F358 (unusable as VREF+); </text:p>
            <text:p>Pin 10: “PA0-WKUP” on F103 becomes “PA0” on F358 (loss of wake-up pin; no hardware changes required); </text:p>
            <text:p>Pin 20: “PB2” on F103 becomes “NPOR” on F358 (requires external device to manage power-on reset); </text:p>
            <text:p>No BOOT1; No USB</text:p>
          </table:table-cell>
          <table:table-cell table:number-columns-repeated="1008"/>
        </table:table-row>
        <table:table-row table:style-name="ro7">
          <table:table-cell table:style-name="ce6" office:value-type="string" calcext:value-type="string">
            <text:p>STM32F373C8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7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F373 (unusable as VREF-); </text:p>
            <text:p>Pin 9: “VSS” on F103 becomes “VDD/VREF+” on F373 (unusable as VREF+); </text:p>
            <text:p>Pin 10: “PA0-WKUP” on F103 becomes “PA0” on F373 (loss of wake-up pin; no hardware changes required); </text:p>
            <text:p>Pin 17: “PA7” on F103 becomes “VDD” on F373 (possibly requires jumper wire); </text:p>
            <text:p>Pin 23: “VSS” on F103 becomes “VSSSD/VREFSD-” on F373 (unusable as VREFSD-); </text:p>
            <text:p>Pin 24: “VDD” on F103 becomes “VDDSD” on F373 (VDDSD is tied to VDD); </text:p>
            <text:p>Pin 25: “PB12” on F103 becomes “VREFSD+” on F373 (no degradation); </text:p>
            <text:p>Pin 26: “PB13” on F103 becomes “PB14” on F373 (no degradation); </text:p>
            <text:p>Pin 27: “PB14” on F103 becomes “PB15” on F373 (no degradation); </text:p>
            <text:p>Pin 28: “PB15” on F103 becomes “PD8” on F373 (no degradation); </text:p>
            <text:p>No BOOT1</text:p>
          </table:table-cell>
          <table:table-cell table:number-columns-repeated="1008"/>
        </table:table-row>
        <table:table-row table:style-name="ro7">
          <table:table-cell table:style-name="ce6" office:value-type="string" calcext:value-type="string">
            <text:p>STM32F373CB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24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7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F373 (unusable as VREF-); </text:p>
            <text:p>Pin 9: “VSS” on F103 becomes “VDD/VREF+” on F373 (unusable as VREF+); </text:p>
            <text:p>Pin 10: “PA0-WKUP” on F103 becomes “PA0” on F373 (loss of wake-up pin; no hardware changes required); </text:p>
            <text:p>Pin 17: “PA7” on F103 becomes “VDD” on F373 (possibly requires jumper wire); </text:p>
            <text:p>Pin 23: “VSS” on F103 becomes “VSSSD/VREFSD-” on F373 (unusable as VREFSD-); </text:p>
            <text:p>Pin 24: “VDD” on F103 becomes “VDDSD” on F373 (VDDSD is tied to VDD); </text:p>
            <text:p>Pin 25: “PB12” on F103 becomes “VREFSD+” on F373 (no degradation); </text:p>
            <text:p>Pin 26: “PB13” on F103 becomes “PB14” on F373 (no degradation); </text:p>
            <text:p>Pin 27: “PB14” on F103 becomes “PB15” on F373 (no degradation); </text:p>
            <text:p>Pin 28: “PB15” on F103 becomes “PD8” on F373 (no degradation); </text:p>
            <text:p>No BOOT1</text:p>
          </table:table-cell>
          <table:table-cell table:number-columns-repeated="1008"/>
        </table:table-row>
        <table:table-row table:style-name="ro7">
          <table:table-cell table:style-name="ce6" office:value-type="string" calcext:value-type="string">
            <text:p>STM32F373CC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256 kBytes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7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F373 (unusable as VREF-); </text:p>
            <text:p>Pin 9: “VSS” on F103 becomes “VDD/VREF+” on F373 (unusable as VREF+); </text:p>
            <text:p>Pin 10: “PA0-WKUP” on F103 becomes “PA0” on F373 (loss of wake-up pin; no hardware changes required); </text:p>
            <text:p>Pin 17: “PA7” on F103 becomes “VDD” on F373 (possibly requires jumper wire); </text:p>
            <text:p>Pin 23: “VSS” on F103 becomes “VSSSD/VREFSD-” on F373 (unusable as VREFSD-); </text:p>
            <text:p>Pin 24: “VDD” on F103 becomes “VDDSD” on F373 (VDDSD is tied to VDD); </text:p>
            <text:p>Pin 25: “PB12” on F103 becomes “VREFSD+” on F373 (no degradation); </text:p>
            <text:p>Pin 26: “PB13” on F103 becomes “PB14” on F373 (no degradation); </text:p>
            <text:p>Pin 27: “PB14” on F103 becomes “PB15” on F373 (no degradation); </text:p>
            <text:p>Pin 28: “PB15” on F103 becomes “PD8” on F373 (no degradation); </text:p>
            <text:p>No BOOT1</text:p>
          </table:table-cell>
          <table:table-cell table:number-columns-repeated="1008"/>
        </table:table-row>
        <table:table-row table:style-name="ro8">
          <table:table-cell table:style-name="ce6" office:value-type="string" calcext:value-type="string">
            <text:p>STM32F378CC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256 kBytes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7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F378 (unusable as VREF-); </text:p>
            <text:p>Pin 9: “VSS” on F103 becomes “VDD/VREF+” on F378 (unusable as VREF+);</text:p>
            <text:p>Pin 10: “PA0-WKUP” on F103 becomes “PA0” on F378 (loss of wake-up pin; no hardware changes required); </text:p>
            <text:p>Pin 17: “PA7” on F103 becomes “VDD” on F373 (possibly requires jumper wire); </text:p>
            <text:p>Pin 20: “PB2” on F103 becomes “NPOR” on F378 (requires external device to manage power-on reset); </text:p>
            <text:p>Pin 21: “PB10” on F103 becomes “PE8” on F378 (no degradation); </text:p>
            <text:p>Pin 22: “PB11” on F103 becomes “PE9” on F378 (no degradation); </text:p>
            <text:p>Pin 23: “VSS” on F103 becomes “VSSSD/VREFSD-” on F378 (unusable as VREFSD-); </text:p>
            <text:p>Pin 24: “VDD” on F103 becomes “VDDSD” on F378 (VDDSD is tied to VDD); </text:p>
            <text:p>Pin 25: “PB12” on F103 becomes “VREFSD+” on F378 (no degradation); </text:p>
            <text:p>Pin 26: “PB13” on F103 becomes “PB14” on F378 (no degradation); </text:p>
            <text:p>Pin 27: “PB14” on F103 becomes “PB15” on F378 (no degradation); </text:p>
            <text:p>Pin 28: “PB15” on F103 becomes “PD8” on F378 (no degradation); </text:p>
            <text:p>Pin 35: “VSS on F103 becomes “PF6” on F378 (unusable as GPIO); </text:p>
            <text:p>Pin 36: “VDD” on F103 becomes “PF7” on F378 (unusable as GPIO);</text:p>
            <text:p>No BOOT1; No USB</text:p>
          </table:table-cell>
          <table:table-cell table:number-columns-repeated="1008"/>
        </table:table-row>
        <table:table-row table:style-name="ro9">
          <table:table-cell table:style-name="ce6" office:value-type="string" calcext:value-type="string">
            <text:p>STM32F410CB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100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F410 (unusable as VREF-); </text:p>
            <text:p>Pin 9: “VSS” on F103 becomes “VDD/VREF+” on F410 (unusable as VREF+);</text:p>
            <text:p>Pin 22: “PB10” on F103 becomes “VCAP_1” on F410 (requires external capacitor); </text:p>
            <text:p>Pin 46: “PB9” on F103 becomes “VSS” on F410 (possibly required jumper wire); </text:p>
            <text:p>Pin 47: “VSS” on F103 becomes “PDR_ON” on F410 (Power supply supervisor permanently turned off; requires external supervisor);</text:p>
            <text:p>No USB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STM32G030C6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64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STM32G030C8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64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STM32G031C4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6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64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STM32G031C6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64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STM32G031C8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64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STM32G041C6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64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STM32G041C8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64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STM32G070CB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36 kBytes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64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STM32G071C6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36 kBytes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64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STM32G071C8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36 kBytes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64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STM32G071CB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36 kBytes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64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STM32G081CB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36 kBytes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64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STM32G431C6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number-columns-repeated="2" table:style-name="ce6" office:value-type="string" calcext:value-type="string">
            <text:p>32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170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STM32G431C8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170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STM32G431CB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170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STM32G441CB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170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STM32G471CC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256 kBytes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170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STM32G471CE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512 kBytes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170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STM32G473CB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number-columns-repeated="2" table:style-name="ce6" office:value-type="string" calcext:value-type="string">
            <text:p>128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170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STM32G473CC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256 kBytes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170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STM32G473CE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512 kBytes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170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STM32G474CB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number-columns-repeated="2" table:style-name="ce6" office:value-type="string" calcext:value-type="string">
            <text:p>128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170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STM32G474CC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256 kBytes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170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STM32G474CE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512 kBytes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170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STM32G483CE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512 kBytes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170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STM32G484CE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512 kBytes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170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STM32GBK1CB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4"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170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08"/>
        </table:table-row>
        <table:table-row table:style-name="ro3">
          <table:table-cell table:style-name="ce6" office:value-type="string" calcext:value-type="string">
            <text:p>STM32L031C4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6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PC0” on L031 (no degradation); </text:p>
            <text:p>Pin 10: “PA0-WKUP” on F103 becomes “PA0” on L031 (loss of wake-up pin; no hardware changes required); </text:p>
            <text:p>No BOOT1; No USB; No JTAG; No SWO</text:p>
          </table:table-cell>
          <table:table-cell table:number-columns-repeated="1008"/>
        </table:table-row>
        <table:table-row table:style-name="ro3">
          <table:table-cell table:style-name="ce6" office:value-type="string" calcext:value-type="string">
            <text:p>STM32L031C6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PC0” on L031 (no degradation); </text:p>
            <text:p>Pin 10: “PA0-WKUP” on F103 becomes “PA0” on L031 (loss of wake-up pin; no hardware changes required); </text:p>
            <text:p>No BOOT1; No USB; No JTAG; No SWO</text:p>
          </table:table-cell>
          <table:table-cell table:number-columns-repeated="1008"/>
        </table:table-row>
        <table:table-row table:style-name="ro3">
          <table:table-cell table:style-name="ce6" office:value-type="string" calcext:value-type="string">
            <text:p>STM32L041C6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PC0” on L041 (no degradation); </text:p>
            <text:p>Pin 10: “PA0-WKUP” on F103 becomes “PA0” on L041 (loss of wake-up pin; no hardware changes required); </text:p>
            <text:p>No BOOT1; No USB; No JTAG; No SWO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STM32L052C6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DD” on L052 (requires shorting resistor/solder blob on R2); </text:p>
            <text:p>Pin 10: “PA0-WKUP” on F103 becomes “PA0” on L052 (loss of wake-up pin; no hardware changes required); </text:p>
            <text:p>Pin 36: “VDD” on F103 becomes “VDD_USB” on L052 (no degradation); </text:p>
            <text:p>No BOOT1; No JTAG; No SWO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STM32L053C6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LCD” on L053 (same hardware requirements, different function); </text:p>
            <text:p>Pin 10: “PA0-WKUP” on F103 becomes “PA0” on L053 (loss of wake-up pin; no hardware changes required); </text:p>
            <text:p>Pin 36: “VDD” on F103 becomes “VDD_USB” on L053 (no degradation); </text:p>
            <text:p>No BOOT1; No JTAG; No SWO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STM32L063C8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LCD” on L063 (same hardware requirements, different function); </text:p>
            <text:p>Pin 10: “PA0-WKUP” on F103 becomes “PA0” on L063 (loss of wake-up pin; no hardware changes required); </text:p>
            <text:p>Pin 36: “VDD” on F103 becomes “VDD_USB” on L063 (no degradation); </text:p>
            <text:p>No BOOT1; No JTAG; No SWO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STM32L071C8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20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DD” on L071 (requires shorting resistor/solder blob on R2); </text:p>
            <text:p>Pin 10: “PA0-WKUP” on F103 becomes “PA0” on L071 (loss of wake-up pin; no hardware changes required); </text:p>
            <text:p>Pin 36: “VDD” on F103 becomes “VDDIO” on L071 (no degradation); </text:p>
            <text:p>No BOOT1; No USB; No JTAG; No SWO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STM32L073CB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20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LCD” on L073 (same hardware requirements, different function); </text:p>
            <text:p>Pin 10: “PA0-WKUP” on F103 becomes “PA0” on L073 (loss of wake-up pin; no hardware changes required); </text:p>
            <text:p>Pin 36: “VDD” on F103 becomes “VDD_USB” on L073 (no degradation); </text:p>
            <text:p>No BOOT1; No JTAG; No SWO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STM32L073CZ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92 kBytes</text:p>
          </table:table-cell>
          <table:table-cell table:style-name="ce6" office:value-type="string" calcext:value-type="string">
            <text:p>20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LCD” on L073 (same hardware requirements, different function); </text:p>
            <text:p>Pin 10: “PA0-WKUP” on F103 becomes “PA0” on L073 (loss of wake-up pin; no hardware changes required); </text:p>
            <text:p>Pin 36: “VDD” on F103 becomes “VDD_USB” on L073 (no degradation); </text:p>
            <text:p>No BOOT1; No JTAG; No SWO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STM32L081CB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20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DD” on L081 (requires shorting resistor/solder blob on R2);</text:p>
            <text:p>Pin 10: “PA0-WKUP” on F103 becomes “PA0” on L081 (loss of wake-up pin; no hardware changes required); </text:p>
            <text:p>Pin 36: “VDD” on F103 becomes “VDDIO” on L081 (no degradation); </text:p>
            <text:p>No BOOT1; No USB; No JTAG; No SWO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STM32L081CZ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92 kBytes</text:p>
          </table:table-cell>
          <table:table-cell table:style-name="ce6" office:value-type="string" calcext:value-type="string">
            <text:p>20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DD” on L081 (requires shorting resistor/solder blob on R2);</text:p>
            <text:p>Pin 10: “PA0-WKUP” on F103 becomes “PA0” on L081 (loss of wake-up pin; no hardware changes required); </text:p>
            <text:p>Pin 36: “VDD” on F103 becomes “VDDIO” on L081 (no degradation); </text:p>
            <text:p>No BOOT1; No USB; No JTAG; No SWO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STM32L083CB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20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LCD” on L083 (same hardware requirements, different function); </text:p>
            <text:p>Pin 10: “PA0-WKUP” on F103 becomes “PA0” on L083 (loss of wake-up pin; no hardware changes required); </text:p>
            <text:p>Pin 36: “VDD” on F103 becomes “VDD_USB” on L083 (no degradation); </text:p>
            <text:p>No BOOT1; No JTAG; No SWO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STM32L083CZ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92 kBytes</text:p>
          </table:table-cell>
          <table:table-cell table:style-name="ce6" office:value-type="string" calcext:value-type="string">
            <text:p>20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LCD” on L083 (same hardware requirements, different function); </text:p>
            <text:p>Pin 10: “PA0-WKUP” on F103 becomes “PA0” on L083 (loss of wake-up pin; no hardware changes required); </text:p>
            <text:p>Pin 36: “VDD” on F103 becomes “VDD_USB” on L083 (no degradation); </text:p>
            <text:p>No BOOT1; No JTAG; No SWO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STM32L151C6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10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STM32L151C6-A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STM32L151C8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10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STM32L151CB-A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STM32L151CC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256 kBytes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STM32L152C6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10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STM32L152C6-A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STM32L152C8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10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STM32L152CB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STM32L152CC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256 kBytes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08"/>
        </table:table-row>
        <table:table-row table:style-name="ro3">
          <table:table-cell table:style-name="ce6" office:value-type="string" calcext:value-type="string">
            <text:p>STM32L412CB-P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40 kBytes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80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0: “PA0-WKUP” on F103 becomes “PA0/CK_IN” on L412 (loss of wake-up pin; no hardware changes required); </text:p>
            <text:p>Pin 36: “VDD” on F103 becomes “VDD_USB” on L412 (no degradation); </text:p>
            <text:p>No BOOT1</text:p>
          </table:table-cell>
          <table:table-cell table:number-columns-repeated="1008"/>
        </table:table-row>
        <table:table-row table:style-name="ro3">
          <table:table-cell table:style-name="ce6" office:value-type="string" calcext:value-type="string">
            <text:p>STM32L422CB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40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80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0: “PA0-WKUP” on F103 becomes “PA0/CK_IN” on L412 (loss of wake-up pin; no hardware changes required); </text:p>
            <text:p>Pin 36: “VDD” on F103 becomes “VDD_USB” on L412 (no degradation); </text:p>
            <text:p>No BOOT1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STM32L443CC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256 kBytes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80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L443 (unusable as VREF-); </text:p>
            <text:p>Pin 9: “VSS” on F103 becomes “VDD/VREF+” on L443 (unusable as VREF+); </text:p>
            <text:p>Pin 10: “PA0-WKUP” on F103 becomes “PA0” on L443 (loss of wake-up pin; no hardware changes required); </text:p>
            <text:p>Pin 36: “VDD” on F103 becomes “VDD_USB” on L443 (no degradation); </text:p>
            <text:p>No BOOT1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STM32L451CE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512 kBytes</text:p>
          </table:table-cell>
          <table:table-cell table:style-name="ce6" office:value-type="string" calcext:value-type="string">
            <text:p>160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80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L451 (unusable as VREF-); </text:p>
            <text:p>Pin 9: “VSS” on F103 becomes “VDD/VREF+” on L451 (unusable as VREF+); </text:p>
            <text:p>Pin 10: “PA0-WKUP” on F103 becomes “PA0” on L451 (loss of wake-up pin; no hardware changes required); </text:p>
            <text:p>No BOOT1; No USB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STM32L462CE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512 kBytes</text:p>
          </table:table-cell>
          <table:table-cell table:style-name="ce6" office:value-type="string" calcext:value-type="string">
            <text:p>160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80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L462 (unusable as VREF-); </text:p>
            <text:p>Pin 9: “VSS” on F103 becomes “VDD/VREF+” on L462 (unusable as VREF+); </text:p>
            <text:p>Pin 10: “PA0-WKUP” on F103 becomes “PA0” on L462 (loss of wake-up pin; no hardware changes required); </text:p>
            <text:p>Pin 36: “VDD” on F103 becomes “VDD_USB” on L462 (no degradation); </text:p>
            <text:p>No BOOT1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STM32L4P5CE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512 kBytes</text:p>
          </table:table-cell>
          <table:table-cell table:style-name="ce6" office:value-type="string" calcext:value-type="string">
            <text:p>320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120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L4P5 (unusable as VREF-); </text:p>
            <text:p>Pin 9: “VSS” on F103 becomes “VDD/VREF+” on L4P5 (unusable as VREF+); </text:p>
            <text:p>Pin 10: “PA0-WKUP” on F103 becomes “PA0” on L4P5 (loss of wake-up pin; no hardware changes required); </text:p>
            <text:p>Pin 36: “VDD” on F103 becomes “VDD_USB” on L4P5 (no degradation); </text:p>
            <text:p>No BOOT1; Only OTG-FS (“on-the-go, full speed”) USB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STM32L4P5CG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024 kBytes</text:p>
          </table:table-cell>
          <table:table-cell table:style-name="ce6" office:value-type="string" calcext:value-type="string">
            <text:p>320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120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L4P5 (unusable as VREF-); </text:p>
            <text:p>Pin 9: “VSS” on F103 becomes “VDD/VREF+” on L4P5 (unusable as VREF+); </text:p>
            <text:p>Pin 10: “PA0-WKUP” on F103 becomes “PA0” on L4P5 (loss of wake-up pin; no hardware changes required); </text:p>
            <text:p>Pin 36: “VDD” on F103 becomes “VDD_USB” on L4P5 (no degradation); </text:p>
            <text:p>No BOOT1; Only OTG-FS (“on-the-go, full speed”) USB</text:p>
          </table:table-cell>
          <table:table-cell table:number-columns-repeated="1008"/>
        </table:table-row>
        <table:table-row table:style-name="ro10">
          <table:table-cell table:style-name="ce6" office:value-type="string" calcext:value-type="string">
            <text:p>STM32L4P5CG-P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024 kBytes</text:p>
          </table:table-cell>
          <table:table-cell table:style-name="ce6" office:value-type="string" calcext:value-type="string">
            <text:p>320 kBytes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120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L4P5 (unusable as VREF-); </text:p>
            <text:p>Pin 9: “VSS” on F103 becomes “VDD/VREF+” on L4P5 (unusable as VREF+); </text:p>
            <text:p>Pin 10: “PA0-WKUP” on F103 becomes “PA0” on L4P5 (loss of wake-up pin; no hardware changes required); </text:p>
            <text:p>Pin 22: “PB11” on F103 becomes “VDD12” on L4P5 (no degradation); </text:p>
            <text:p>Pin 46: “PB9” on F103 becomes “VDD12” on L4P5 (no degradation); </text:p>
            <text:p>Pin 36: “VDD” on F103 becomes “VDD_USB” on L4P5 (no degradation); </text:p>
            <text:p>No BOOT1; Only OTG-FS (“on-the-go, full speed”) USB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STM32L4Q5CG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024 kBytes</text:p>
          </table:table-cell>
          <table:table-cell table:style-name="ce6" office:value-type="string" calcext:value-type="string">
            <text:p>320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120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L4Q5 (unusable as VREF-); </text:p>
            <text:p>Pin 9: “VSS” on F103 becomes “VDD/VREF+” on L4Q5 (unusable as VREF+); </text:p>
            <text:p>Pin 10: “PA0-WKUP” on F103 becomes “PA0” on L4Q5 (loss of wake-up pin; no hardware changes required); </text:p>
            <text:p>Pin 36: “VDD” on F103 becomes “VDD_USB” on L4Q5 (no degradation); </text:p>
            <text:p>No BOOT1; Only OTG-FS (“on-the-go, full speed”) USB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STM32L4Q5CG-P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024 kBytes</text:p>
          </table:table-cell>
          <table:table-cell table:style-name="ce6" office:value-type="string" calcext:value-type="string">
            <text:p>320 kBytes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120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L4Q5 (unusable as VREF-); </text:p>
            <text:p>Pin 9: “VSS” on F103 becomes “VDD/VREF+” on L4Q5 (unusable as VREF+); </text:p>
            <text:p>Pin 10: “PA0-WKUP” on F103 becomes “PA0” on L4Q5 (loss of wake-up pin; no hardware changes required); </text:p>
            <text:p>Pin 36: “VDD” on F103 becomes “VDD_USB” on L4Q5 (no degradation); </text:p>
            <text:p>No BOOT1; Only OTG-FS (“on-the-go, full speed”) USB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STM32L552CC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number-columns-repeated="2" table:style-name="ce6" office:value-type="string" calcext:value-type="string">
            <text:p>256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110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L552 (unusable as VREF-); </text:p>
            <text:p>Pin 9: “VSS” on F103 becomes “VDD/VREF+” on L552 (unusable as VREF+); </text:p>
            <text:p>Pin 10: “PA0-WKUP” on F103 becomes “PA0” on L552 (loss of wake-up pin; no hardware changes required); </text:p>
            <text:p>No BOOT1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STM32L552CE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512 kBytes</text:p>
          </table:table-cell>
          <table:table-cell table:style-name="ce6" office:value-type="string" calcext:value-type="string">
            <text:p>256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110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L552 (unusable as VREF-); </text:p>
            <text:p>Pin 9: “VSS” on F103 becomes “VDD/VREF+” on L552 (unusable as VREF+); </text:p>
            <text:p>Pin 10: “PA0-WKUP” on F103 becomes “PA0” on L552 (loss of wake-up pin; no hardware changes required); </text:p>
            <text:p>No BOOT1</text:p>
          </table:table-cell>
          <table:table-cell table:number-columns-repeated="1008"/>
        </table:table-row>
        <table:table-row table:style-name="ro9">
          <table:table-cell table:style-name="ce6" office:value-type="string" calcext:value-type="string">
            <text:p>STM32L552CE-P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512 kBytes</text:p>
          </table:table-cell>
          <table:table-cell table:style-name="ce6" office:value-type="string" calcext:value-type="string">
            <text:p>256 kBytes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110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L552 (unusable as VREF-); </text:p>
            <text:p>Pin 9: “VSS” on F103 becomes “VDD/VREF+” on L552 (unusable as VREF+); </text:p>
            <text:p>Pin 10: “PA0-WKUP” on F103 becomes “PA0” on L552 (loss of wake-up pin; no hardware changes required); </text:p>
            <text:p>Pin 22: “PB11” on F103 becomes “VDD12_1” on L562 (no degradation); </text:p>
            <text:p>Pin 46: “PB9” on F103 becomes “VDD12_2” on L462 (no degradation); </text:p>
            <text:p>No BOOT1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STM32L562CE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512 kBytes</text:p>
          </table:table-cell>
          <table:table-cell table:style-name="ce6" office:value-type="string" calcext:value-type="string">
            <text:p>256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110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L562 (unusable as VREF-); </text:p>
            <text:p>Pin 9: “VSS” on F103 becomes “VDD/VREF+” on L562 (unusable as VREF+); </text:p>
            <text:p>Pin 10: “PA0-WKUP” on F103 becomes “PA0” on L562 (loss of wake-up pin; no hardware changes required); </text:p>
            <text:p>No BOOT1</text:p>
          </table:table-cell>
          <table:table-cell table:number-columns-repeated="1008"/>
        </table:table-row>
        <table:table-row table:style-name="ro9">
          <table:table-cell table:style-name="ce6" office:value-type="string" calcext:value-type="string">
            <text:p>STM32L562CE-P</text:p>
          </table:table-cell>
          <table:table-cell table:style-name="ce6" office:value-type="string" calcext:value-type="string">
            <text:p>ST Microelectonics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512 kBytes</text:p>
          </table:table-cell>
          <table:table-cell table:style-name="ce6" office:value-type="string" calcext:value-type="string">
            <text:p>256 kBytes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110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L562 (unusable as VREF-); </text:p>
            <text:p>Pin 9: “VSS” on F103 becomes “VDD/VREF+” on L562 (unusable as VREF+); </text:p>
            <text:p>Pin 10: “PA0-WKUP” on F103 becomes “PA0” on L562 (loss of wake-up pin; no hardware changes required); </text:p>
            <text:p>Pin 22: “PB11” on F103 becomes “VDD12_1” on L562 (no degradation); </text:p>
            <text:p>Pin 46: “PB9” on F103 becomes “VDD12_2” on L462 (no degradation); </text:p>
            <text:p>No BOOT1</text:p>
          </table:table-cell>
          <table:table-cell table:number-columns-repeated="1008"/>
        </table:table-row>
        <table:table-row table:style-name="ro1" table:number-rows-repeated="104840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List.$A$1" table:cell-range-address="$List.$A$8:.$O$153"/>
        </table:named-expressions>
        <calcext:conditional-formats>
          <calcext:conditional-format calcext:target-range-address="List.A9:List.P171">
            <calcext:condition calcext:apply-style-name="Good" calcext:value="formula-is([.$E9]=1)" calcext:base-cell-address="List.A9"/>
            <calcext:condition calcext:apply-style-name="Bad" calcext:value="formula-is([.$E9]=0)" calcext:base-cell-address="List.A9"/>
          </calcext:conditional-format>
        </calcext:conditional-formats>
      </table:table>
      <table:named-expressions/>
      <table:database-ranges>
        <table:database-range table:name="__Anonymous_Sheet_DB__0" table:target-range-address="List.A8:List.P171" table:display-filter-buttons="tru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number-style style:name="N129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/00/0000</text:date>, <text:time style:data-style-name="N2" text:time-value="21:02:03.7120795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ilters" style:display-name="PageStyle_Filt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" style:display-name="PageStyle_Li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7T18:10:02</meta:creation-date>
    <meta:initial-creator>Apache POI</meta:initial-creator>
    <meta:generator>LibreOffice/6.2.7.1$Linux_X86_64 LibreOffice_project/23edc44b61b830b7d749943e020e96f5a7df63bf</meta:generator>
    <dc:date>2021-02-09T21:34:40.653504288</dc:date>
    <meta:editing-duration>PT13H51M17S</meta:editing-duration>
    <meta:editing-cycles>103</meta:editing-cycles>
    <meta:document-statistic meta:table-count="1" meta:cell-count="2230" meta:object-count="0"/>
  </office:meta>
</office:document-meta>
</file>